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948in"/>
    </style:style>
    <style:style style:name="co13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v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2"/>
        <table:table-column table:style-name="co11" table:default-cell-style-name="ce3"/>
        <table:table-row table:style-name="ro1">
          <table:table-cell/>
          <table:table-cell table:style-name="ce1"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ength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Director</text:p>
          </table:table-cell>
          <table:table-cell table:style-name="ce1" office:value-type="string" calcext:value-type="string">
            <text:p>Actors</text:p>
          </table:table-cell>
          <table:table-cell office:value-type="string" calcext:value-type="string">
            <text:p>imdb_scor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Shawshank Redemption</text:p>
          </table:table-cell>
          <table:table-cell office:value-type="float" office:value="1994" calcext:value-type="float">
            <text:p>19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Tim Robbins, Morgan Freeman, Bob Gunton, William Sadler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 office:value-type="float" office:value="1825626" calcext:value-type="float">
            <text:p>1825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odfather</text:p>
          </table:table-cell>
          <table:table-cell office:value-type="float" office:value="1972" calcext:value-type="float">
            <text:p>197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Marlon Brando, Al Pacino, James Caan, Richard S. Castellan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243444" calcext:value-type="float">
            <text:p>1243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odfather: Part II</text:p>
          </table:table-cell>
          <table:table-cell office:value-type="float" office:value="1974" calcext:value-type="float">
            <text:p>19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Al Pacino, Robert Duvall, Diane Keaton, Robert De Ni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856870" calcext:value-type="float">
            <text:p>8568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ark Knight</text:p>
          </table:table-cell>
          <table:table-cell office:value-type="float" office:value="2008" calcext:value-type="float">
            <text:p>20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tion, Crime, Drama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Christian Bale, Heath Ledger, Aaron Eckhart, Michael C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ner Bros. Pictures/Legendary</text:p>
          </table:table-cell>
          <table:table-cell office:value-type="string" calcext:value-type="string">
            <text:p>USA, UK</text:p>
          </table:table-cell>
          <table:table-cell office:value-type="float" office:value="1802351" calcext:value-type="float">
            <text:p>1802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 Angry Men</text:p>
          </table:table-cell>
          <table:table-cell office:value-type="float" office:value="1957" calcext:value-type="float">
            <text:p>19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Martin Balsam, John Fiedler, Lee J. Cobb, E.G. Marshall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  <table:table-cell office:value-type="float" office:value="494215" calcext:value-type="float">
            <text:p>494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indler's List</text:p>
          </table:table-cell>
          <table:table-cell office:value-type="float" office:value="1993" calcext:value-type="float">
            <text:p>19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Liam Neeson, Ben Kingsley, Ralph Fiennes, Caroline Goodall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937837" calcext:value-type="float">
            <text:p>937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ord of the Rings: The Return of the King</text:p>
          </table:table-cell>
          <table:table-cell office:value-type="float" office:value="2003" calcext:value-type="float">
            <text:p>20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oel Appleby, Ali Astin, Sean Astin, David Aston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  <table:table-cell office:value-type="float" office:value="1304569" calcext:value-type="float">
            <text:p>1304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lp Fiction</text:p>
          </table:table-cell>
          <table:table-cell office:value-type="float" office:value="1994" calcext:value-type="float">
            <text:p>199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Tim Roth, Amanda Plummer, Laura Lovelace, John Travolta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1427451" calcext:value-type="float">
            <text:p>1427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ght Club</text:p>
          </table:table-cell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Edward Norton, Brad Pitt, Meat Loaf, Zach Grenier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Germany</text:p>
          </table:table-cell>
          <table:table-cell office:value-type="float" office:value="1458676" calcext:value-type="float">
            <text:p>1458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Lord of the Rings: The Fellowship of the Ring</text:p>
          </table:table-cell>
          <table:table-cell office:value-type="float" office:value="2001" calcext:value-type="float">
            <text:p>20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Alan Howard, Noel Appleby, Sean Astin, Sala Baker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New Zealand, USA</text:p>
          </table:table-cell>
          <table:table-cell office:value-type="float" office:value="1326876" calcext:value-type="float">
            <text:p>1326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rest Gump</text:p>
          </table:table-cell>
          <table:table-cell office:value-type="float" office:value="1994" calcext:value-type="float">
            <text:p>19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Tom Hanks, Rebecca Williams, Sally Field, Michael Conner Humphreys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365937" calcext:value-type="float">
            <text:p>13659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r Wars: Episode V - The Empire Strikes Back</text:p>
          </table:table-cell>
          <table:table-cell office:value-type="float" office:value="1980" calcext:value-type="float">
            <text:p>19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Irvin Kershner</text:p>
          </table:table-cell>
          <table:table-cell office:value-type="string" calcext:value-type="string">
            <text:p>Mark Hamill, Harrison Ford, Carrie Fisher, Billy Dee Williams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  <table:table-cell office:value-type="float" office:value="910608" calcext:value-type="float">
            <text:p>910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ception</text:p>
          </table:table-cell>
          <table:table-cell office:value-type="float" office:value="2010" calcext:value-type="float">
            <text:p>20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Leonardo DiCaprio, Joseph Gordon-Levitt, Ellen Page, Tom Hardy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  <table:table-cell office:value-type="float" office:value="1592306" calcext:value-type="float">
            <text:p>1592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Lord of the Rings: The Two Towers</text:p>
          </table:table-cell>
          <table:table-cell office:value-type="float" office:value="2002" calcext:value-type="float">
            <text:p>200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Bruce Allpress, Sean Astin, John Bach, Sala Baker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  <table:table-cell office:value-type="float" office:value="1188300" calcext:value-type="float">
            <text:p>1188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 Flew Over the Cuckoo's Nest</text:p>
          </table:table-cell>
          <table:table-cell office:value-type="float" office:value="1975" calcext:value-type="float">
            <text:p>197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ilos Forman</text:p>
          </table:table-cell>
          <table:table-cell office:value-type="string" calcext:value-type="string">
            <text:p>Michael Berryman, Peter Brocco, Dean R. Brooks, Alonzo Brown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729653" calcext:value-type="float">
            <text:p>7296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odfellas</text:p>
          </table:table-cell>
          <table:table-cell office:value-type="float" office:value="1990" calcext:value-type="float">
            <text:p>19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Robert De Niro, Ray Liotta, Joe Pesci, Lorraine Bracco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787997" calcext:value-type="float">
            <text:p>787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Matrix</text:p>
          </table:table-cell>
          <table:table-cell office:value-type="float" office:value="1999" calcext:value-type="float">
            <text:p>199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on, Sci-Fi</text:p>
          </table:table-cell>
          <table:table-cell office:value-type="string" calcext:value-type="string">
            <text:p>Lana Wachowski, Lilly Wachowski</text:p>
          </table:table-cell>
          <table:table-cell office:value-type="string" calcext:value-type="string">
            <text:p>Keanu Reeves, Laurence Fishburne, Carrie-Anne Moss, Hugo Weaving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1314628" calcext:value-type="float">
            <text:p>13146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r Wars: Episode IV - A New Hope</text:p>
          </table:table-cell>
          <table:table-cell office:value-type="float" office:value="1977" calcext:value-type="float">
            <text:p>19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Mark Hamill, Harrison Ford, Carrie Fisher, Peter Cushing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982688" calcext:value-type="float">
            <text:p>982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7en</text:p>
          </table:table-cell>
          <table:table-cell office:value-type="float" office:value="1995" calcext:value-type="float">
            <text:p>19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Morgan Freeman, Andrew Kevin Walker, Kevin Spacey, Daniel Zacapa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  <table:table-cell office:value-type="float" office:value="1108627" calcext:value-type="float">
            <text:p>110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's a Wonderful Life</text:p>
          </table:table-cell>
          <table:table-cell office:value-type="float" office:value="1946" calcext:value-type="float">
            <text:p>19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Family, Fantasy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James Stewart, Donna Reed, Lionel Barrymore, Thomas Mitchell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iberty Films</text:p>
          </table:table-cell>
          <table:table-cell office:value-type="string" calcext:value-type="string">
            <text:p>USA</text:p>
          </table:table-cell>
          <table:table-cell office:value-type="float" office:value="301614" calcext:value-type="float">
            <text:p>3016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Silence of the Lambs</text:p>
          </table:table-cell>
          <table:table-cell office:value-type="float" office:value="1991" calcext:value-type="float">
            <text:p>19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Jodie Foster, Lawrence A. Bonney, Kasi Lemmons, Lawrence T. Wrentz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SA</text:p>
          </table:table-cell>
          <table:table-cell office:value-type="float" office:value="967878" calcext:value-type="float">
            <text:p>967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Usual Suspects</text:p>
          </table:table-cell>
          <table:table-cell office:value-type="float" office:value="1995" calcext:value-type="float">
            <text:p>19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Bryan Singer</text:p>
          </table:table-cell>
          <table:table-cell office:value-type="string" calcext:value-type="string">
            <text:p>Stephen Baldwin, Gabriel Byrne, Benicio Del Toro, Kevin Pollak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Germany</text:p>
          </table:table-cell>
          <table:table-cell office:value-type="float" office:value="797545" calcext:value-type="float">
            <text:p>797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éon: The Professional</text:p>
          </table:table-cell>
          <table:table-cell office:value-type="float" office:value="1994" calcext:value-type="float">
            <text:p>199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Jean Reno, Gary Oldman, Natalie Portman, Danny Aiell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France</text:p>
          </table:table-cell>
          <table:table-cell office:value-type="float" office:value="787281" calcext:value-type="float">
            <text:p>787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ing Private Ryan</text:p>
          </table:table-cell>
          <table:table-cell office:value-type="float" office:value="1998" calcext:value-type="float">
            <text:p>19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Tom Hanks, Tom Sizemore, Edward Burns, Barry Pepper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960639" calcext:value-type="float">
            <text:p>9606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ty Lights</text:p>
          </table:table-cell>
          <table:table-cell office:value-type="float" office:value="1931" calcext:value-type="float">
            <text:p>19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Virginia Cherrill, Florence Lee, Harry Myers, Al Ernest Garcia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  <table:table-cell office:value-type="float" office:value="119453" calcext:value-type="float">
            <text:p>1194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terstellar</text:p>
          </table:table-cell>
          <table:table-cell office:value-type="float" office:value="2014" calcext:value-type="float">
            <text:p>201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dventure, Drama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Ellen Burstyn, Matthew McConaughey, Mackenzie Foy, John Lithgow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, UK, Canada, Iceland</text:p>
          </table:table-cell>
          <table:table-cell office:value-type="float" office:value="1057411" calcext:value-type="float">
            <text:p>10574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erican History X</text:p>
          </table:table-cell>
          <table:table-cell office:value-type="float" office:value="1998" calcext:value-type="float">
            <text:p>19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Tony Kaye</text:p>
          </table:table-cell>
          <table:table-cell office:value-type="string" calcext:value-type="string">
            <text:p>Edward Norton, Edward Furlong, Beverly D'Angelo, Jennifer Lie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  <table:table-cell office:value-type="float" office:value="843128" calcext:value-type="float">
            <text:p>8431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dern Times</text:p>
          </table:table-cell>
          <table:table-cell office:value-type="float" office:value="1936" calcext:value-type="float">
            <text:p>19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edy, Drama, Family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harles Chaplin, Paulette Goddard, Henry Bergman, Tiny Sandfor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58254" calcext:value-type="float">
            <text:p>1582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sablanca</text:p>
          </table:table-cell>
          <table:table-cell office:value-type="float" office:value="1942" calcext:value-type="float">
            <text:p>19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ama, Romance, War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Humphrey Bogart, Ingrid Bergman, Paul Henreid, Claude Rain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415400" calcext:value-type="float">
            <text:p>4154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e Green Mile</text:p>
          </table:table-cell>
          <table:table-cell office:value-type="float" office:value="1999" calcext:value-type="float">
            <text:p>19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ime, Drama, Fantasy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Tom Hanks, David Morse, Michael Clarke Duncan, Bonnie Hun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857527" calcext:value-type="float">
            <text:p>8575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sycho</text:p>
          </table:table-cell>
          <table:table-cell office:value-type="float" office:value="1960" calcext:value-type="float">
            <text:p>19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orror, Mystery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thony Perkins, Vera Miles, John Gavin, Janet Leigh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458316" calcext:value-type="float">
            <text:p>4583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iders of the Lost Ark</text:p>
          </table:table-cell>
          <table:table-cell office:value-type="float" office:value="1981" calcext:value-type="float">
            <text:p>198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tion, Adventure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Harrison Ford, Karen Allen, Paul Freeman, Ronald Lacey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709587" calcext:value-type="float">
            <text:p>7095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 Pianist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ography, Drama, Music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Adrien Brody, Emilia Fox, Michal Zebrowski, Ed Stoppar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France, Poland, Germany, UK</text:p>
          </table:table-cell>
          <table:table-cell office:value-type="float" office:value="547383" calcext:value-type="float">
            <text:p>5473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ar Window</text:p>
          </table:table-cell>
          <table:table-cell office:value-type="float" office:value="1954" calcext:value-type="float">
            <text:p>195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James Stewart, Grace Kelly, Wendell Corey, Thelma Ritte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342023" calcext:value-type="float">
            <text:p>342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e Departed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Leonardo DiCaprio, Matt Damon, Jack Nicholson, Mark Wahlberg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</text:p>
          </table:table-cell>
          <table:table-cell office:value-type="float" office:value="943314" calcext:value-type="float">
            <text:p>9433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iplash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rama, Music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Miles Teller, J.K. Simmons, Paul Reiser, Melissa Benois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ony Pictures Classics</text:p>
          </table:table-cell>
          <table:table-cell office:value-type="string" calcext:value-type="string">
            <text:p>USA</text:p>
          </table:table-cell>
          <table:table-cell office:value-type="float" office:value="485079" calcext:value-type="float">
            <text:p>485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rminator 2: Judgment Day</text:p>
          </table:table-cell>
          <table:table-cell office:value-type="float" office:value="1991" calcext:value-type="float">
            <text:p>199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on, Sci-Fi, Thrille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Arnold Schwarzenegger, Linda Hamilton, Edward Furlong, Robert Patrick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riStar Pictures</text:p>
          </table:table-cell>
          <table:table-cell office:value-type="string" calcext:value-type="string">
            <text:p>USA, France</text:p>
          </table:table-cell>
          <table:table-cell office:value-type="float" office:value="798971" calcext:value-type="float">
            <text:p>7989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ck to the Future</text:p>
          </table:table-cell>
          <table:table-cell office:value-type="float" office:value="1985" calcext:value-type="float">
            <text:p>198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dventure, Comedy, Sci-Fi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Michael J. Fox, Christopher Lloyd, Lea Thompson, Crispin Glove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798211" calcext:value-type="float">
            <text:p>7982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ladiator</text:p>
          </table:table-cell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tion, Adventure, Drama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Russell Crowe, Joaquin Phoenix, Connie Nielsen, Oliver Ree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reamworks Distribution LLC</text:p>
          </table:table-cell>
          <table:table-cell office:value-type="string" calcext:value-type="string">
            <text:p>USA, UK</text:p>
          </table:table-cell>
          <table:table-cell office:value-type="float" office:value="1059523" calcext:value-type="float">
            <text:p>1059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Lion King</text:p>
          </table:table-cell>
          <table:table-cell office:value-type="float" office:value="1994" calcext:value-type="float">
            <text:p>199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imation, Adventure, Drama</text:p>
          </table:table-cell>
          <table:table-cell office:value-type="string" calcext:value-type="string">
            <text:p>Roger Allers, Rob Minkoff</text:p>
          </table:table-cell>
          <table:table-cell office:value-type="string" calcext:value-type="string">
            <text:p>Rowan Atkinson, Matthew Broderick, Niketa Calame, Jim Cumming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  <table:table-cell office:value-type="float" office:value="707806" calcext:value-type="float">
            <text:p>7078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Prestige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Mystery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Hugh Jackman, Christian Bale, Michael Caine, Piper Perabo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, UK</text:p>
          </table:table-cell>
          <table:table-cell office:value-type="float" office:value="922672" calcext:value-type="float">
            <text:p>92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ocalypse Now</text:p>
          </table:table-cell>
          <table:table-cell office:value-type="float" office:value="1979" calcext:value-type="float">
            <text:p>197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Marlon Brando, Martin Sheen, Robert Duvall, Frederic Forres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481465" calcext:value-type="float">
            <text:p>481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mento</text:p>
          </table:table-cell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Guy Pearce, Carrie-Anne Moss, Joe Pantoliano, Mark Boone Juni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wmarket Films</text:p>
          </table:table-cell>
          <table:table-cell office:value-type="string" calcext:value-type="string">
            <text:p>USA</text:p>
          </table:table-cell>
          <table:table-cell office:value-type="float" office:value="909341" calcext:value-type="float">
            <text:p>9093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e Great Dictator</text:p>
          </table:table-cell>
          <table:table-cell office:value-type="float" office:value="1940" calcext:value-type="float">
            <text:p>19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medy, Drama, War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harles Chaplin, Jack Oakie, Reginald Gardiner, Henry Daniell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  <table:table-cell office:value-type="float" office:value="151705" calcext:value-type="float">
            <text:p>1517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unset Boulevard</text:p>
          </table:table-cell>
          <table:table-cell office:value-type="float" office:value="1950" calcext:value-type="float">
            <text:p>19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ama, Film-Noir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William Holden, Gloria Swanson, Erich von Stroheim, Nancy Olso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51983" calcext:value-type="float">
            <text:p>1519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ien</text:p>
          </table:table-cell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orror, Sci-Fi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Tom Skerritt, Sigourney Weaver, Veronica Cartwright, Harry Dean Stanto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USA</text:p>
          </table:table-cell>
          <table:table-cell office:value-type="float" office:value="618222" calcext:value-type="float">
            <text:p>618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r. Strangelove or: How I Learned to Stop Worrying and Love the Bomb</text:p>
          </table:table-cell>
          <table:table-cell office:value-type="float" office:value="1964" calcext:value-type="float">
            <text:p>19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Peter Sellers, George C. Scott, Sterling Hayden, Keenan Wyn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, UK</text:p>
          </table:table-cell>
          <table:table-cell office:value-type="float" office:value="367328" calcext:value-type="float">
            <text:p>3673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ths of Glory</text:p>
          </table:table-cell>
          <table:table-cell office:value-type="float" office:value="1957" calcext:value-type="float">
            <text:p>19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Kirk Douglas, Ralph Meeker, Adolphe Menjou, George Macready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32224" calcext:value-type="float">
            <text:p>1322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jango Unchained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rama, Western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Jamie Foxx, Christoph Waltz, Leonardo DiCaprio, Kerry Washington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he Weinstein Co.</text:p>
          </table:table-cell>
          <table:table-cell office:value-type="string" calcext:value-type="string">
            <text:p>USA</text:p>
          </table:table-cell>
          <table:table-cell office:value-type="float" office:value="1047465" calcext:value-type="float">
            <text:p>1047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Shining</text:p>
          </table:table-cell>
          <table:table-cell office:value-type="float" office:value="1980" calcext:value-type="float">
            <text:p>19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ama, Horro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Jack Nicholson, Shelley Duvall, Danny Lloyd, Scatman Crother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  <table:table-cell office:value-type="float" office:value="664418" calcext:value-type="float">
            <text:p>6644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itness for the Prosecution</text:p>
          </table:table-cell>
          <table:table-cell office:value-type="float" office:value="1957" calcext:value-type="float">
            <text:p>195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Tyrone Power, Marlene Dietrich, Charles Laughton, Elsa Lancheste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 office:value-type="float" office:value="70915" calcext:value-type="float">
            <text:p>709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e Dark Knight Rises</text:p>
          </table:table-cell>
          <table:table-cell office:value-type="float" office:value="2012" calcext:value-type="float">
            <text:p>20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ction, Thrille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Christian Bale, Gary Oldman, Tom Hardy, Joseph Gordon-Levit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  <table:table-cell office:value-type="float" office:value="1228378" calcext:value-type="float">
            <text:p>12283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LL·E</text:p>
          </table:table-cell>
          <table:table-cell office:value-type="float" office:value="2008" calcext:value-type="float">
            <text:p>200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imation, Adventure, Family</text:p>
          </table:table-cell>
          <table:table-cell office:value-type="string" calcext:value-type="string">
            <text:p>Andrew Stanton</text:p>
          </table:table-cell>
          <table:table-cell office:value-type="string" calcext:value-type="string">
            <text:p>Ben Burtt, Elissa Knight, Jeff Garlin, Fred Willard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 office:value-type="float" office:value="782275" calcext:value-type="float">
            <text:p>7822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merican Beauty</text:p>
          </table:table-cell>
          <table:table-cell office:value-type="float" office:value="1999" calcext:value-type="float">
            <text:p>19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Sam Mendes</text:p>
          </table:table-cell>
          <table:table-cell office:value-type="string" calcext:value-type="string">
            <text:p>Kevin Spacey, Annette Bening, Thora Birch, Wes Bentley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ream Works</text:p>
          </table:table-cell>
          <table:table-cell office:value-type="string" calcext:value-type="string">
            <text:p>USA</text:p>
          </table:table-cell>
          <table:table-cell office:value-type="float" office:value="881549" calcext:value-type="float">
            <text:p>8815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nce Upon a Time in America</text:p>
          </table:table-cell>
          <table:table-cell office:value-type="float" office:value="1984" calcext:value-type="float">
            <text:p>198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Sergio Leone</text:p>
          </table:table-cell>
          <table:table-cell office:value-type="string" calcext:value-type="string">
            <text:p>Robert De Niro, James Woods, Elizabeth McGovern, Joe Pes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Italy, USA</text:p>
          </table:table-cell>
          <table:table-cell office:value-type="float" office:value="239391" calcext:value-type="float">
            <text:p>2393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iens</text:p>
          </table:table-cell>
          <table:table-cell office:value-type="float" office:value="1986" calcext:value-type="float">
            <text:p>198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Sigourney Weaver, Carrie Henn, Michael Biehn, Paul Reise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0th Century Fox Film Corporat</text:p>
          </table:table-cell>
          <table:table-cell office:value-type="string" calcext:value-type="string">
            <text:p>USA, UK</text:p>
          </table:table-cell>
          <table:table-cell office:value-type="float" office:value="529034" calcext:value-type="float">
            <text:p>5290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tizen Kane</text:p>
          </table:table-cell>
          <table:table-cell office:value-type="float" office:value="1941" calcext:value-type="float">
            <text:p>194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rama, Mystery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Joseph Cotten, Dorothy Comingore, Agnes Moorehead, Ruth Warrick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  <table:table-cell office:value-type="float" office:value="318781" calcext:value-type="float">
            <text:p>3187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rth by Northwest</text:p>
          </table:table-cell>
          <table:table-cell office:value-type="float" office:value="1959" calcext:value-type="float">
            <text:p>19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on, Adventure, Mystery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Cary Grant, Eva Marie Saint, James Mason, Jessie Royce Landi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urner Entertainment</text:p>
          </table:table-cell>
          <table:table-cell office:value-type="string" calcext:value-type="string">
            <text:p>USA</text:p>
          </table:table-cell>
          <table:table-cell office:value-type="float" office:value="235871" calcext:value-type="float">
            <text:p>2358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ertigo</text:p>
          </table:table-cell>
          <table:table-cell office:value-type="float" office:value="1958" calcext:value-type="float">
            <text:p>195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ystery, Romance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James Stewart, Kim Novak, Barbara Bel Geddes, Tom Helmore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272500" calcext:value-type="float">
            <text:p>272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r Wars: Episode VI - Return of the Jedi</text:p>
          </table:table-cell>
          <table:table-cell office:value-type="float" office:value="1983" calcext:value-type="float">
            <text:p>198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Richard Marquand</text:p>
          </table:table-cell>
          <table:table-cell office:value-type="string" calcext:value-type="string">
            <text:p>Mark Hamill, Harrison Ford, Carrie Fisher, Billy Dee William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  <table:table-cell office:value-type="float" office:value="747275" calcext:value-type="float">
            <text:p>747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aveheart</text:p>
          </table:table-cell>
          <table:table-cell office:value-type="float" office:value="1995" calcext:value-type="float">
            <text:p>199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Mel Gibson</text:p>
          </table:table-cell>
          <table:table-cell office:value-type="string" calcext:value-type="string">
            <text:p>James Robinson, Sean Lawlor, Sandy Nelson, James Cosm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793897" calcext:value-type="float">
            <text:p>7938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servoir Dogs</text:p>
          </table:table-cell>
          <table:table-cell office:value-type="float" office:value="1992" calcext:value-type="float">
            <text:p>19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Harvey Keitel, Tim Roth, Michael Madsen, Chris Pen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721998" calcext:value-type="float">
            <text:p>721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uble Indemnity</text:p>
          </table:table-cell>
          <table:table-cell office:value-type="float" office:value="1944" calcext:value-type="float">
            <text:p>194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rime, Drama, Film-Noir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Fred MacMurray, Barbara Stanwyck, Edward G. Robinson, Porter Hall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06914" calcext:value-type="float">
            <text:p>106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quiem for a Dream</text:p>
          </table:table-cell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arren Aronofsky</text:p>
          </table:table-cell>
          <table:table-cell office:value-type="string" calcext:value-type="string">
            <text:p>Ellen Burstyn, Jared Leto, Jennifer Connelly, Marlon Wayan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rtisan Entertainment</text:p>
          </table:table-cell>
          <table:table-cell office:value-type="string" calcext:value-type="string">
            <text:p>USA</text:p>
          </table:table-cell>
          <table:table-cell office:value-type="float" office:value="618232" calcext:value-type="float">
            <text:p>6182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wrence of Arabia</text:p>
          </table:table-cell>
          <table:table-cell office:value-type="float" office:value="1962" calcext:value-type="float">
            <text:p>196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venture, Biography, Drama</text:p>
          </table:table-cell>
          <table:table-cell office:value-type="string" calcext:value-type="string">
            <text:p>David Lean</text:p>
          </table:table-cell>
          <table:table-cell office:value-type="string" calcext:value-type="string">
            <text:p>Peter O'Toole, Alec Guinness, Anthony Quinn, Jack Hawkins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  <table:table-cell office:value-type="float" office:value="207765" calcext:value-type="float">
            <text:p>2077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Kid</text:p>
          </table:table-cell>
          <table:table-cell office:value-type="float" office:value="1921" calcext:value-type="float">
            <text:p>19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edy, Drama, Family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arl Miller, Edna Purviance, Jackie Coogan, Charles Chapli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irst National Pictures Inc.</text:p>
          </table:table-cell>
          <table:table-cell office:value-type="string" calcext:value-type="string">
            <text:p>USA</text:p>
          </table:table-cell>
          <table:table-cell office:value-type="float" office:value="76513" calcext:value-type="float">
            <text:p>765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Clockwork Orange</text:p>
          </table:table-cell>
          <table:table-cell office:value-type="float" office:value="1971" calcext:value-type="float">
            <text:p>19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ime, Drama, Sci-Fi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Malcolm McDowell, Patrick Magee, Michael Bates, Warren Clarke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  <table:table-cell office:value-type="float" office:value="601251" calcext:value-type="float">
            <text:p>6012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adeus</text:p>
          </table:table-cell>
          <table:table-cell office:value-type="float" office:value="1984" calcext:value-type="float">
            <text:p>19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Milos Forman</text:p>
          </table:table-cell>
          <table:table-cell office:value-type="string" calcext:value-type="string">
            <text:p>F. Murray Abraham, Tom Hulce, Elizabeth Berridge, Roy Dotrice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France</text:p>
          </table:table-cell>
          <table:table-cell office:value-type="float" office:value="293394" calcext:value-type="float">
            <text:p>2933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o Kill a Mockingbird</text:p>
          </table:table-cell>
          <table:table-cell office:value-type="float" office:value="1962" calcext:value-type="float">
            <text:p>196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Robert Mulligan</text:p>
          </table:table-cell>
          <table:table-cell office:value-type="string" calcext:value-type="string">
            <text:p>Gregory Peck, John Megna, Frank Overton, Rosemary Murphy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versal International Pictur</text:p>
          </table:table-cell>
          <table:table-cell office:value-type="string" calcext:value-type="string">
            <text:p>USA</text:p>
          </table:table-cell>
          <table:table-cell office:value-type="float" office:value="234351" calcext:value-type="float">
            <text:p>2343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ternal Sunshine of the Spotless Mind</text:p>
          </table:table-cell>
          <table:table-cell office:value-type="float" office:value="2004" calcext:value-type="float">
            <text:p>20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ama, Romance, Sci-Fi</text:p>
          </table:table-cell>
          <table:table-cell office:value-type="string" calcext:value-type="string">
            <text:p>Michel Gondry</text:p>
          </table:table-cell>
          <table:table-cell office:value-type="string" calcext:value-type="string">
            <text:p>Jim Carrey, Kate Winslet, Gerry Robert Byrne, Elijah Wood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USA</text:p>
          </table:table-cell>
          <table:table-cell office:value-type="float" office:value="720117" calcext:value-type="float">
            <text:p>7201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ingin' in the Rain</text:p>
          </table:table-cell>
          <table:table-cell office:value-type="float" office:value="1952" calcext:value-type="float">
            <text:p>19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medy, Musical, Romance</text:p>
          </table:table-cell>
          <table:table-cell office:value-type="string" calcext:value-type="string">
            <text:p>Stanley Donen, Gene Kelly</text:p>
          </table:table-cell>
          <table:table-cell office:value-type="string" calcext:value-type="string">
            <text:p>Gene Kelly, Donald O'Connor, Debbie Reynolds, Jean Hage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 office:value-type="float" office:value="166166" calcext:value-type="float">
            <text:p>1661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xi Driver</text:p>
          </table:table-cell>
          <table:table-cell office:value-type="float" office:value="1976" calcext:value-type="float">
            <text:p>19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Diahnne Abbott, Frank Adu, Victor Argo, Gino Ardito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 office:value-type="float" office:value="549211" calcext:value-type="float">
            <text:p>5492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he Sting</text:p>
          </table:table-cell>
          <table:table-cell office:value-type="float" office:value="1973" calcext:value-type="float">
            <text:p>197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medy, Crime, Drama</text:p>
          </table:table-cell>
          <table:table-cell office:value-type="string" calcext:value-type="string">
            <text:p>George Roy Hill</text:p>
          </table:table-cell>
          <table:table-cell office:value-type="string" calcext:value-type="string">
            <text:p>Paul Newman, Robert Redford, Robert Shaw, Charles Durning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190154" calcext:value-type="float">
            <text:p>1901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Lee Unkrich</text:p>
          </table:table-cell>
          <table:table-cell office:value-type="string" calcext:value-type="string">
            <text:p>Tom Hanks, Tim Allen, Joan Cusack, Ned Beatty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 office:value-type="float" office:value="589975" calcext:value-type="float">
            <text:p>5899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01: A Space Odyssey</text:p>
          </table:table-cell>
          <table:table-cell office:value-type="float" office:value="1968" calcext:value-type="float">
            <text:p>196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dventure, Sci-Fi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Keir Dullea, Gary Lockwood, William Sylvester, Daniel Richter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  <table:table-cell office:value-type="float" office:value="462767" calcext:value-type="float">
            <text:p>4627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ll Metal Jacket</text:p>
          </table:table-cell>
          <table:table-cell office:value-type="float" office:value="1987" calcext:value-type="float">
            <text:p>198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Matthew Modine, Adam Baldwin, Vincent D'Onofrio, R. Lee Ermey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  <table:table-cell office:value-type="float" office:value="527053" calcext:value-type="float">
            <text:p>5270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by Driver</text:p>
          </table:table-cell>
          <table:table-cell office:value-type="float" office:value="2017" calcext:value-type="float">
            <text:p>20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tion, Crime, Music</text:p>
          </table:table-cell>
          <table:table-cell office:value-type="string" calcext:value-type="string">
            <text:p>Edgar Wright</text:p>
          </table:table-cell>
          <table:table-cell office:value-type="string" calcext:value-type="string">
            <text:p>Ansel Elgort, Jon Bernthal, Jon Hamm, Eiza González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K, USA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y Story</text:p>
          </table:table-cell>
          <table:table-cell office:value-type="float" office:value="1995" calcext:value-type="float">
            <text:p>19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John Lasseter</text:p>
          </table:table-cell>
          <table:table-cell office:value-type="string" calcext:value-type="string">
            <text:p>Tom Hanks, Tim Allen, Don Rickles, Jim Varney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  <table:table-cell office:value-type="float" office:value="680986" calcext:value-type="float">
            <text:p>6809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glourious Basterds</text:p>
          </table:table-cell>
          <table:table-cell office:value-type="float" office:value="2009" calcext:value-type="float">
            <text:p>20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dventure, Drama, War</text:p>
          </table:table-cell>
          <table:table-cell office:value-type="string" calcext:value-type="string">
            <text:p>Quentin Tarantino, Eli Roth</text:p>
          </table:table-cell>
          <table:table-cell office:value-type="string" calcext:value-type="string">
            <text:p>Brad Pitt, Mélanie Laurent, Christoph Waltz, Eli Roth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SA, Germany</text:p>
          </table:table-cell>
          <table:table-cell office:value-type="float" office:value="969927" calcext:value-type="float">
            <text:p>9699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natch</text:p>
          </table:table-cell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medy, Crime</text:p>
          </table:table-cell>
          <table:table-cell office:value-type="string" calcext:value-type="string">
            <text:p>Guy Ritchie</text:p>
          </table:table-cell>
          <table:table-cell office:value-type="string" calcext:value-type="string">
            <text:p>Benicio Del Toro, Dennis Farina, Vinnie Jones, Brad Pitt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  <table:table-cell office:value-type="float" office:value="643205" calcext:value-type="float">
            <text:p>6432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e Apartment</text:p>
          </table:table-cell>
          <table:table-cell office:value-type="float" office:value="1960" calcext:value-type="float">
            <text:p>19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Jack Lemmon, Shirley MacLaine, Fred MacMurray, Ray Walst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19156" calcext:value-type="float">
            <text:p>1191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l About Eve</text:p>
          </table:table-cell>
          <table:table-cell office:value-type="float" office:value="1950" calcext:value-type="float">
            <text:p>195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Joseph L. Mankiewicz</text:p>
          </table:table-cell>
          <table:table-cell office:value-type="string" calcext:value-type="string">
            <text:p>Bette Davis, Anne Baxter, George Sanders, Celeste Holm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89890" calcext:value-type="float">
            <text:p>898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nty Python and the Holy Grail</text:p>
          </table:table-cell>
          <table:table-cell office:value-type="float" office:value="1975" calcext:value-type="float">
            <text:p>19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dventure, Comedy, Fantasy</text:p>
          </table:table-cell>
          <table:table-cell office:value-type="string" calcext:value-type="string">
            <text:p>Terry Gilliam, Terry Jones</text:p>
          </table:table-cell>
          <table:table-cell office:value-type="string" calcext:value-type="string">
            <text:p>Graham Chapman, John Cleese, Eric Idle, Terry Gilliam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lmi Cinema 5</text:p>
          </table:table-cell>
          <table:table-cell office:value-type="string" calcext:value-type="string">
            <text:p>UK</text:p>
          </table:table-cell>
          <table:table-cell office:value-type="float" office:value="408671" calcext:value-type="float">
            <text:p>408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carface</text:p>
          </table:table-cell>
          <table:table-cell office:value-type="float" office:value="1983" calcext:value-type="float">
            <text:p>198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Brian De Palma</text:p>
          </table:table-cell>
          <table:table-cell office:value-type="string" calcext:value-type="string">
            <text:p>Al Pacino, Steven Bauer, Michelle Pfeiffer, Mary Elizabeth Mastrantonio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versal Films</text:p>
          </table:table-cell>
          <table:table-cell office:value-type="string" calcext:value-type="string">
            <text:p>USA</text:p>
          </table:table-cell>
          <table:table-cell office:value-type="float" office:value="580090" calcext:value-type="float">
            <text:p>5800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.A. Confidential</text:p>
          </table:table-cell>
          <table:table-cell office:value-type="float" office:value="1997" calcext:value-type="float">
            <text:p>199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Curtis Hanson</text:p>
          </table:table-cell>
          <table:table-cell office:value-type="string" calcext:value-type="string">
            <text:p>Kevin Spacey, Russell Crowe, Guy Pearce, James Cromwell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441642" calcext:value-type="float">
            <text:p>4416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ood Will Hunting</text:p>
          </table:table-cell>
          <table:table-cell office:value-type="float" office:value="1997" calcext:value-type="float">
            <text:p>199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Gus Van Sant</text:p>
          </table:table-cell>
          <table:table-cell office:value-type="string" calcext:value-type="string">
            <text:p>Matt Damon, Ben Affleck, Stellan Skarsgård, John Might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659342" calcext:value-type="float">
            <text:p>6593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he Treasure of the Sierra Madre</text:p>
          </table:table-cell>
          <table:table-cell office:value-type="float" office:value="1948" calcext:value-type="float">
            <text:p>19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venture, Drama, Western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Humphrey Bogart, Walter Huston, Tim Holt, Bruce Bennett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  <table:table-cell office:value-type="float" office:value="85244" calcext:value-type="float">
            <text:p>852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ndiana Jones and the Last Crusade</text:p>
          </table:table-cell>
          <table:table-cell office:value-type="float" office:value="1989" calcext:value-type="float">
            <text:p>198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Harrison Ford, Sean Connery, Denholm Elliott, Alison Doody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555173" calcext:value-type="float">
            <text:p>5551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ome Like It Hot</text:p>
          </table:table-cell>
          <table:table-cell office:value-type="float" office:value="1959" calcext:value-type="float">
            <text:p>19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medy, Romanc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Marilyn Monroe, Tony Curtis, Jack Lemmon, George Raft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89098" calcext:value-type="float">
            <text:p>1890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ction, Adventure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Christian Bale, Michael Caine, Liam Neeson, Katie Holmes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  <table:table-cell office:value-type="float" office:value="1053569" calcext:value-type="float">
            <text:p>10535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p</text:p>
          </table:table-cell>
          <table:table-cell office:value-type="float" office:value="2009" calcext:value-type="float">
            <text:p>200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Pete Docter, Bob Peterson</text:p>
          </table:table-cell>
          <table:table-cell office:value-type="string" calcext:value-type="string">
            <text:p>Edward Asner, Christopher Plummer, Jordan Nagai, Bob Peters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 office:value-type="float" office:value="727405" calcext:value-type="float">
            <text:p>7274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Third Man</text:p>
          </table:table-cell>
          <table:table-cell office:value-type="float" office:value="1949" calcext:value-type="float">
            <text:p>194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m-Noir, Mystery, Thriller</text:p>
          </table:table-cell>
          <table:table-cell office:value-type="string" calcext:value-type="string">
            <text:p>Carol Reed</text:p>
          </table:table-cell>
          <table:table-cell office:value-type="string" calcext:value-type="string">
            <text:p>Joseph Cotten, Alida Valli, Orson Welles, Trevor Howard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ialto Pictures</text:p>
          </table:table-cell>
          <table:table-cell office:value-type="string" calcext:value-type="string">
            <text:p>UK</text:p>
          </table:table-cell>
          <table:table-cell office:value-type="float" office:value="122343" calcext:value-type="float">
            <text:p>1223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nforgiven</text:p>
          </table:table-cell>
          <table:table-cell office:value-type="float" office:value="1992" calcext:value-type="float">
            <text:p>199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ama, Western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Clint Eastwood, Gene Hackman, Morgan Freeman, Richard Harri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298035" calcext:value-type="float">
            <text:p>2980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dgment at Nuremberg</text:p>
          </table:table-cell>
          <table:table-cell office:value-type="float" office:value="1961" calcext:value-type="float">
            <text:p>196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anley Kramer</text:p>
          </table:table-cell>
          <table:table-cell office:value-type="string" calcext:value-type="string">
            <text:p>Spencer Tracy, Burt Lancaster, Richard Widmark, Marlene Dietrich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49303" calcext:value-type="float">
            <text:p>493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ging Bull</text:p>
          </table:table-cell>
          <table:table-cell office:value-type="float" office:value="1980" calcext:value-type="float">
            <text:p>19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iography, Drama, Sport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Robert De Niro, Cathy Moriarty, Joe Pesci, Frank Vincent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251296" calcext:value-type="float">
            <text:p>2512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Great Escape</text:p>
          </table:table-cell>
          <table:table-cell office:value-type="float" office:value="1963" calcext:value-type="float">
            <text:p>196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dventure, Drama, History</text:p>
          </table:table-cell>
          <table:table-cell office:value-type="string" calcext:value-type="string">
            <text:p>John Sturges</text:p>
          </table:table-cell>
          <table:table-cell office:value-type="string" calcext:value-type="string">
            <text:p>Steve McQueen, James Garner, Richard Attenborough, James Donald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VCI</text:p>
          </table:table-cell>
          <table:table-cell office:value-type="string" calcext:value-type="string">
            <text:p>USA</text:p>
          </table:table-cell>
          <table:table-cell office:value-type="float" office:value="177901" calcext:value-type="float">
            <text:p>1779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t</text:p>
          </table:table-cell>
          <table:table-cell office:value-type="float" office:value="1995" calcext:value-type="float">
            <text:p>199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ction, Crime, Drama</text:p>
          </table:table-cell>
          <table:table-cell office:value-type="string" calcext:value-type="string">
            <text:p>Michael Mann</text:p>
          </table:table-cell>
          <table:table-cell office:value-type="string" calcext:value-type="string">
            <text:p>Al Pacino, Robert De Niro, Val Kilmer, Jon Voight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461331" calcext:value-type="float">
            <text:p>4613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e Hard</text:p>
          </table:table-cell>
          <table:table-cell office:value-type="float" office:value="1988" calcext:value-type="float">
            <text:p>198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ction, Thriller</text:p>
          </table:table-cell>
          <table:table-cell office:value-type="string" calcext:value-type="string">
            <text:p>John McTiernan</text:p>
          </table:table-cell>
          <table:table-cell office:value-type="string" calcext:value-type="string">
            <text:p>Bruce Willis, Bonnie Bedelia, Reginald VelJohnson, Paul Gleas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636557" calcext:value-type="float">
            <text:p>6365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Gold Rush</text:p>
          </table:table-cell>
          <table:table-cell office:value-type="float" office:value="1925" calcext:value-type="float">
            <text:p>19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venture, Comedy, Drama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harles Chaplin, Mack Swain, Tom Murray, Henry Bergma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Janus Films</text:p>
          </table:table-cell>
          <table:table-cell office:value-type="string" calcext:value-type="string">
            <text:p>USA</text:p>
          </table:table-cell>
          <table:table-cell office:value-type="float" office:value="73848" calcext:value-type="float">
            <text:p>73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inatown</text:p>
          </table:table-cell>
          <table:table-cell office:value-type="float" office:value="1974" calcext:value-type="float">
            <text:p>197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Mystery, Thriller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Jack Nicholson, Faye Dunaway, John Huston, Perry Lopez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232188" calcext:value-type="float">
            <text:p>2321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n the Waterfront</text:p>
          </table:table-cell>
          <table:table-cell office:value-type="float" office:value="1954" calcext:value-type="float">
            <text:p>195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Marlon Brando, Karl Malden, Lee J. Cobb, Rod Steiger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  <table:table-cell office:value-type="float" office:value="109591" calcext:value-type="float">
            <text:p>1095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r. Smith Goes to Washington</text:p>
          </table:table-cell>
          <table:table-cell office:value-type="float" office:value="1939" calcext:value-type="float">
            <text:p>193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medy, Drama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Jean Arthur, James Stewart, Claude Rains, Edward Arnold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ITVS</text:p>
          </table:table-cell>
          <table:table-cell office:value-type="string" calcext:value-type="string">
            <text:p>USA</text:p>
          </table:table-cell>
          <table:table-cell office:value-type="float" office:value="83328" calcext:value-type="float">
            <text:p>833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 General</text:p>
          </table:table-cell>
          <table:table-cell office:value-type="float" office:value="1926" calcext:value-type="float">
            <text:p>19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tion, Adventure, Comedy</text:p>
          </table:table-cell>
          <table:table-cell office:value-type="string" calcext:value-type="string">
            <text:p>Clyde Bruckman, Buster Keaton</text:p>
          </table:table-cell>
          <table:table-cell office:value-type="string" calcext:value-type="string">
            <text:p>Buster Keaton, Marion Mack, Glen Cavender, Jim Farley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ted Artists Films</text:p>
          </table:table-cell>
          <table:table-cell office:value-type="string" calcext:value-type="string">
            <text:p>USA</text:p>
          </table:table-cell>
          <table:table-cell office:value-type="float" office:value="58327" calcext:value-type="float">
            <text:p>583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nside Out</text:p>
          </table:table-cell>
          <table:table-cell office:value-type="float" office:value="2015" calcext:value-type="float">
            <text:p>20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Pete Docter, Ronnie Del Carmen</text:p>
          </table:table-cell>
          <table:table-cell office:value-type="string" calcext:value-type="string">
            <text:p>Amy Poehler, Phyllis Smith, Richard Kind, Bill Hader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isney/Pixar</text:p>
          </table:table-cell>
          <table:table-cell office:value-type="string" calcext:value-type="string">
            <text:p>USA</text:p>
          </table:table-cell>
          <table:table-cell office:value-type="float" office:value="421211" calcext:value-type="float">
            <text:p>4212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 Bridge on the River Kwai</text:p>
          </table:table-cell>
          <table:table-cell office:value-type="float" office:value="1957" calcext:value-type="float">
            <text:p>19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dventure, Drama, War</text:p>
          </table:table-cell>
          <table:table-cell office:value-type="string" calcext:value-type="string">
            <text:p>David Lean</text:p>
          </table:table-cell>
          <table:table-cell office:value-type="string" calcext:value-type="string">
            <text:p>William Holden, Alec Guinness, Jack Hawkins, Sessue Hayakaw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  <table:table-cell office:value-type="float" office:value="161564" calcext:value-type="float">
            <text:p>1615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om</text:p>
          </table:table-cell>
          <table:table-cell office:value-type="float" office:value="2015" calcext:value-type="float">
            <text:p>20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Lenny Abrahamson</text:p>
          </table:table-cell>
          <table:table-cell office:value-type="string" calcext:value-type="string">
            <text:p>Brie Larson, Jacob Tremblay, Sean Bridgers, Wendy Crews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Element Pictures</text:p>
          </table:table-cell>
          <table:table-cell office:value-type="string" calcext:value-type="string">
            <text:p>Ireland, Canada, UK, USA</text:p>
          </table:table-cell>
          <table:table-cell office:value-type="float" office:value="226372" calcext:value-type="float">
            <text:p>2263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a La Land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edy, Drama, Music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Ryan Gosling, Emma Stone, Amiée Conn, Terry Walter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iongate Films</text:p>
          </table:table-cell>
          <table:table-cell office:value-type="string" calcext:value-type="string">
            <text:p>USA</text:p>
          </table:table-cell>
          <table:table-cell office:value-type="float" office:value="272059" calcext:value-type="float">
            <text:p>2720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gan</text:p>
          </table:table-cell>
          <table:table-cell office:value-type="float" office:value="2017" calcext:value-type="float">
            <text:p>201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on, Drama, Sci-Fi</text:p>
          </table:table-cell>
          <table:table-cell office:value-type="string" calcext:value-type="string">
            <text:p>James Mangold</text:p>
          </table:table-cell>
          <table:table-cell office:value-type="string" calcext:value-type="string">
            <text:p>Hugh Jackman, Patrick Stewart, Dafne Keen, Boyd Holbrook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Canada, Australia</text:p>
          </table:table-cell>
          <table:table-cell office:value-type="float" office:value="316354" calcext:value-type="float">
            <text:p>3163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lade Runner</text:p>
          </table:table-cell>
          <table:table-cell office:value-type="float" office:value="1982" calcext:value-type="float">
            <text:p>198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i-Fi, Thrille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Harrison Ford, Rutger Hauer, Sean Young, Edward James Olmo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, UK</text:p>
          </table:table-cell>
          <table:table-cell office:value-type="float" office:value="499344" calcext:value-type="float">
            <text:p>499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ck, Stock and Two Smoking Barrels</text:p>
          </table:table-cell>
          <table:table-cell office:value-type="float" office:value="1998" calcext:value-type="float">
            <text:p>19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medy, Crime</text:p>
          </table:table-cell>
          <table:table-cell office:value-type="string" calcext:value-type="string">
            <text:p>Guy Ritchie</text:p>
          </table:table-cell>
          <table:table-cell office:value-type="string" calcext:value-type="string">
            <text:p>Jason Flemyng, Dexter Fletcher, Nick Moran, Jason Statham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K</text:p>
          </table:table-cell>
          <table:table-cell office:value-type="float" office:value="442704" calcext:value-type="float">
            <text:p>4427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sino</text:p>
          </table:table-cell>
          <table:table-cell office:value-type="float" office:value="1995" calcext:value-type="float">
            <text:p>199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Robert De Niro, Sharon Stone, Joe Pesci, James Wood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France, USA</text:p>
          </table:table-cell>
          <table:table-cell office:value-type="float" office:value="360941" calcext:value-type="float">
            <text:p>3609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Beautiful Mind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Ron Howard</text:p>
          </table:table-cell>
          <table:table-cell office:value-type="string" calcext:value-type="string">
            <text:p>Russell Crowe, Ed Harris, Jennifer Connelly, Christopher Plummer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667901" calcext:value-type="float">
            <text:p>6679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ephant Man</text:p>
          </table:table-cell>
          <table:table-cell office:value-type="float" office:value="1980" calcext:value-type="float">
            <text:p>19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David Lynch</text:p>
          </table:table-cell>
          <table:table-cell office:value-type="string" calcext:value-type="string">
            <text:p>Anthony Hopkins, John Hurt, Anne Bancroft, John Gielgud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USA, UK</text:p>
          </table:table-cell>
          <table:table-cell office:value-type="float" office:value="174583" calcext:value-type="float">
            <text:p>174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rrior</text:p>
          </table:table-cell>
          <table:table-cell office:value-type="float" office:value="2011" calcext:value-type="float">
            <text:p>20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ction, Drama, Sport</text:p>
          </table:table-cell>
          <table:table-cell office:value-type="string" calcext:value-type="string">
            <text:p>Gavin O'Connor</text:p>
          </table:table-cell>
          <table:table-cell office:value-type="string" calcext:value-type="string">
            <text:p>Joel Edgerton, Tom Hardy, Nick Nolte, Jennifer Morris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ionsgate</text:p>
          </table:table-cell>
          <table:table-cell office:value-type="string" calcext:value-type="string">
            <text:p>USA</text:p>
          </table:table-cell>
          <table:table-cell office:value-type="float" office:value="358261" calcext:value-type="float">
            <text:p>3582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 for Vendetta</text:p>
          </table:table-cell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tion, Drama, Thriller</text:p>
          </table:table-cell>
          <table:table-cell office:value-type="string" calcext:value-type="string">
            <text:p>James McTeigue</text:p>
          </table:table-cell>
          <table:table-cell office:value-type="string" calcext:value-type="string">
            <text:p>Natalie Portman, Hugo Weaving, Stephen Rea, Stephen Fry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, Germany</text:p>
          </table:table-cell>
          <table:table-cell office:value-type="float" office:value="849623" calcext:value-type="float">
            <text:p>8496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 Wolf of Wall Street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iography, Comedy, Crime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Leonardo DiCaprio, Jonah Hill, Margot Robbie, Matthew McConaughey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  <table:table-cell office:value-type="float" office:value="874371" calcext:value-type="float">
            <text:p>8743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al M for Murder</text:p>
          </table:table-cell>
          <table:table-cell office:value-type="float" office:value="1954" calcext:value-type="float">
            <text:p>19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rime, Film-Noir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Ray Milland, Grace Kelly, Robert Cummings, John William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116207" calcext:value-type="float">
            <text:p>1162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cksaw Ridge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Mel Gibson</text:p>
          </table:table-cell>
          <table:table-cell office:value-type="string" calcext:value-type="string">
            <text:p>Andrew Garfield, Richard Pyros, Jacob Warner, Milo Gibs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Summit Entertainment</text:p>
          </table:table-cell>
          <table:table-cell office:value-type="string" calcext:value-type="string">
            <text:p>Australia, USA</text:p>
          </table:table-cell>
          <table:table-cell office:value-type="float" office:value="221901" calcext:value-type="float">
            <text:p>2219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one with the Wind</text:p>
          </table:table-cell>
          <table:table-cell office:value-type="float" office:value="1939" calcext:value-type="float">
            <text:p>193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rama, History, Romance</text:p>
          </table:table-cell>
          <table:table-cell office:value-type="string" calcext:value-type="string">
            <text:p>Victor Fleming, George Cukor, Sam Wood</text:p>
          </table:table-cell>
          <table:table-cell office:value-type="string" calcext:value-type="string">
            <text:p>Thomas Mitchell, Barbara O'Neil, Vivien Leigh, Evelyn Keye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oew's Inc.</text:p>
          </table:table-cell>
          <table:table-cell office:value-type="string" calcext:value-type="string">
            <text:p>USA</text:p>
          </table:table-cell>
          <table:table-cell office:value-type="float" office:value="230951" calcext:value-type="float">
            <text:p>2309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Message</text:p>
          </table:table-cell>
          <table:table-cell office:value-type="float" office:value="1976" calcext:value-type="float">
            <text:p>19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dventure, Biography, Drama</text:p>
          </table:table-cell>
          <table:table-cell office:value-type="string" calcext:value-type="string">
            <text:p>Moustapha Akkad</text:p>
          </table:table-cell>
          <table:table-cell office:value-type="string" calcext:value-type="string">
            <text:p>Anthony Quinn, Irene Papas, Michael Ansara, Johnny Sekk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nchor Bay Entertainment</text:p>
          </table:table-cell>
          <table:table-cell office:value-type="string" calcext:value-type="string">
            <text:p>Lebanon, Libya, Kuwait, Morocco, UK</text:p>
          </table:table-cell>
          <table:table-cell office:value-type="float" office:value="36301" calcext:value-type="float">
            <text:p>363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becca</text:p>
          </table:table-cell>
          <table:table-cell office:value-type="float" office:value="1940" calcext:value-type="float">
            <text:p>19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Mystery, Romanc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Laurence Olivier, Joan Fontaine, George Sanders, Judith Anders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94586" calcext:value-type="float">
            <text:p>945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rainspotting</text:p>
          </table:table-cell>
          <table:table-cell office:value-type="float" office:value="1996" calcext:value-type="float">
            <text:p>19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anny Boyle</text:p>
          </table:table-cell>
          <table:table-cell office:value-type="string" calcext:value-type="string">
            <text:p>Ewan McGregor, Ewen Bremner, Jonny Lee Miller, Kevin McKidd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K</text:p>
          </table:table-cell>
          <table:table-cell office:value-type="float" office:value="517568" calcext:value-type="float">
            <text:p>5175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Deer Hunter</text:p>
          </table:table-cell>
          <table:table-cell office:value-type="float" office:value="1978" calcext:value-type="float">
            <text:p>197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Michael Cimino</text:p>
          </table:table-cell>
          <table:table-cell office:value-type="string" calcext:value-type="string">
            <text:p>Robert De Niro, John Cazale, John Savage, Christopher Walke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UK</text:p>
          </table:table-cell>
          <table:table-cell office:value-type="float" office:value="249067" calcext:value-type="float">
            <text:p>2490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ol Hand Luke</text:p>
          </table:table-cell>
          <table:table-cell office:value-type="float" office:value="1967" calcext:value-type="float">
            <text:p>19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Stuart Rosenberg</text:p>
          </table:table-cell>
          <table:table-cell office:value-type="string" calcext:value-type="string">
            <text:p>Paul Newman, George Kennedy, J.D. Cannon, Lou Antonio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128345" calcext:value-type="float">
            <text:p>1283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ran Torino</text:p>
          </table:table-cell>
          <table:table-cell office:value-type="float" office:value="2008" calcext:value-type="float">
            <text:p>20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Clint Eastwood, Christopher Carley, Bee Vang, Ahney Her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Warner Bros. Pictures/Village Roadshow</text:p>
          </table:table-cell>
          <table:table-cell office:value-type="string" calcext:value-type="string">
            <text:p>Germany, USA</text:p>
          </table:table-cell>
          <table:table-cell office:value-type="float" office:value="598907" calcext:value-type="float">
            <text:p>5989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e Big Lebowski</text:p>
          </table:table-cell>
          <table:table-cell office:value-type="float" office:value="1998" calcext:value-type="float">
            <text:p>199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medy, Crime</text:p>
          </table:table-cell>
          <table:table-cell office:value-type="string" calcext:value-type="string">
            <text:p>Joel Coen, Ethan Coen</text:p>
          </table:table-cell>
          <table:table-cell office:value-type="string" calcext:value-type="string">
            <text:p>Jeff Bridges, John Goodman, Julianne Moore, Steve Buscem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UK</text:p>
          </table:table-cell>
          <table:table-cell office:value-type="float" office:value="580796" calcext:value-type="float">
            <text:p>5807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Thing</text:p>
          </table:table-cell>
          <table:table-cell office:value-type="float" office:value="1982" calcext:value-type="float">
            <text:p>198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orror, Mystery, Sci-Fi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Kurt Russell, Wilford Brimley, T.K. Carter, David Clennon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281843" calcext:value-type="float">
            <text:p>281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t Happened One Night</text:p>
          </table:table-cell>
          <table:table-cell office:value-type="float" office:value="1934" calcext:value-type="float">
            <text:p>1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medy, Romance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Clark Gable, Claudette Colbert, Walter Connolly, Roscoe Karns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  <table:table-cell office:value-type="float" office:value="70807" calcext:value-type="float">
            <text:p>708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argo</text:p>
          </table:table-cell>
          <table:table-cell office:value-type="float" office:value="1996" calcext:value-type="float">
            <text:p>19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Joel Coen, Ethan Coen</text:p>
          </table:table-cell>
          <table:table-cell office:value-type="string" calcext:value-type="string">
            <text:p>William H. Macy, Steve Buscemi, Peter Stormare, Kristin Rudrüd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UK</text:p>
          </table:table-cell>
          <table:table-cell office:value-type="float" office:value="490860" calcext:value-type="float">
            <text:p>4908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 Sixth Sense</text:p>
          </table:table-cell>
          <table:table-cell office:value-type="float" office:value="1999" calcext:value-type="float">
            <text:p>199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rama, Mystery, Thriller</text:p>
          </table:table-cell>
          <table:table-cell office:value-type="string" calcext:value-type="string">
            <text:p>M. Night Shyamalan</text:p>
          </table:table-cell>
          <table:table-cell office:value-type="string" calcext:value-type="string">
            <text:p>Bruce Willis, Haley Joel Osment, Toni Collette, Olivia William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Hollywood/Buena Vista</text:p>
          </table:table-cell>
          <table:table-cell office:value-type="string" calcext:value-type="string">
            <text:p>USA</text:p>
          </table:table-cell>
          <table:table-cell office:value-type="float" office:value="754842" calcext:value-type="float">
            <text:p>7548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inding Nemo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Andrew Stanton, Lee Unkrich</text:p>
          </table:table-cell>
          <table:table-cell office:value-type="string" calcext:value-type="string">
            <text:p>Albert Brooks, Ellen DeGeneres, Alexander Gould, Willem Dafo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 office:value-type="float" office:value="756517" calcext:value-type="float">
            <text:p>7565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ry and Max</text:p>
          </table:table-cell>
          <table:table-cell office:value-type="float" office:value="2009" calcext:value-type="float">
            <text:p>2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imation, Comedy, Drama</text:p>
          </table:table-cell>
          <table:table-cell office:value-type="string" calcext:value-type="string">
            <text:p>Adam Elliot</text:p>
          </table:table-cell>
          <table:table-cell office:value-type="string" calcext:value-type="string">
            <text:p>Toni Collette, Philip Seymour Hoffman, Barry Humphries, Eric Ban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IFC Films</text:p>
          </table:table-cell>
          <table:table-cell office:value-type="string" calcext:value-type="string">
            <text:p>Australia</text:p>
          </table:table-cell>
          <table:table-cell office:value-type="float" office:value="129873" calcext:value-type="float">
            <text:p>1298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 Country for Old Men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Ethan Coen, Joel Coen</text:p>
          </table:table-cell>
          <table:table-cell office:value-type="string" calcext:value-type="string">
            <text:p>Tommy Lee Jones, Javier Bardem, Josh Brolin, Woody Harrelso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666081" calcext:value-type="float">
            <text:p>6660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ow to Train Your Dragon</text:p>
          </table:table-cell>
          <table:table-cell office:value-type="float" office:value="2010" calcext:value-type="float">
            <text:p>2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imation, Action, Adventure</text:p>
          </table:table-cell>
          <table:table-cell office:value-type="string" calcext:value-type="string">
            <text:p>Dean DeBlois, Chris Sanders</text:p>
          </table:table-cell>
          <table:table-cell office:value-type="string" calcext:value-type="string">
            <text:p>Jay Baruchel, Gerard Butler, Craig Ferguson, America Ferrer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/DWA</text:p>
          </table:table-cell>
          <table:table-cell office:value-type="string" calcext:value-type="string">
            <text:p>USA</text:p>
          </table:table-cell>
          <table:table-cell office:value-type="float" office:value="528657" calcext:value-type="float">
            <text:p>5286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re Will Be Blood</text:p>
          </table:table-cell>
          <table:table-cell office:value-type="float" office:value="2007" calcext:value-type="float">
            <text:p>20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, History</text:p>
          </table:table-cell>
          <table:table-cell office:value-type="string" calcext:value-type="string">
            <text:p>Paul Thomas Anderson</text:p>
          </table:table-cell>
          <table:table-cell office:value-type="string" calcext:value-type="string">
            <text:p>Daniel Day-Lewis, Martin Stringer, Matthew Braden Stringer, Jacob String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  <table:table-cell office:value-type="float" office:value="402281" calcext:value-type="float">
            <text:p>4022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nto the Wild</text:p>
          </table:table-cell>
          <table:table-cell office:value-type="float" office:value="2007" calcext:value-type="float">
            <text:p>20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dventure, Biography, Drama</text:p>
          </table:table-cell>
          <table:table-cell office:value-type="string" calcext:value-type="string">
            <text:p>Sean Penn</text:p>
          </table:table-cell>
          <table:table-cell office:value-type="string" calcext:value-type="string">
            <text:p>Emile Hirsch, Marcia Gay Harden, William Hurt, Jena Malon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  <table:table-cell office:value-type="float" office:value="461312" calcext:value-type="float">
            <text:p>4613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ill Bill: Vol. 1</text:p>
          </table:table-cell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tion, Crime, Thriller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Uma Thurman, Lucy Liu, Vivica A. Fox, Daryl Hannah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791579" calcext:value-type="float">
            <text:p>7915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one Girl</text:p>
          </table:table-cell>
          <table:table-cell office:value-type="float" office:value="2014" calcext:value-type="float">
            <text:p>20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Ben Affleck, Rosamund Pike, Neil Patrick Harris, Tyler Perry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640332" calcext:value-type="float">
            <text:p>6403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of Brian</text:p>
          </table:table-cell>
          <table:table-cell office:value-type="float" office:value="1979" calcext:value-type="float">
            <text:p>197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Terry Jones</text:p>
          </table:table-cell>
          <table:table-cell office:value-type="string" calcext:value-type="string">
            <text:p>Graham Chapman, John Cleese, Terry Gilliam, Eric Idl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</text:p>
          </table:table-cell>
          <table:table-cell office:value-type="float" office:value="291865" calcext:value-type="float">
            <text:p>2918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etwork</text:p>
          </table:table-cell>
          <table:table-cell office:value-type="float" office:value="1976" calcext:value-type="float">
            <text:p>197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Faye Dunaway, William Holden, Peter Finch, Robert Duval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/United Artists</text:p>
          </table:table-cell>
          <table:table-cell office:value-type="string" calcext:value-type="string">
            <text:p>USA</text:p>
          </table:table-cell>
          <table:table-cell office:value-type="float" office:value="111892" calcext:value-type="float">
            <text:p>1118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hutter Island</text:p>
          </table:table-cell>
          <table:table-cell office:value-type="float" office:value="2010" calcext:value-type="float">
            <text:p>20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Leonardo DiCaprio, Mark Ruffalo, Ben Kingsley, Max von Sydow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  <table:table-cell office:value-type="float" office:value="862078" calcext:value-type="float">
            <text:p>8620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n the Name of the Father</text:p>
          </table:table-cell>
          <table:table-cell office:value-type="float" office:value="1993" calcext:value-type="float">
            <text:p>199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Jim Sheridan</text:p>
          </table:table-cell>
          <table:table-cell office:value-type="string" calcext:value-type="string">
            <text:p>Alison Crosbie, Daniel Day-Lewis, Philip King, Emma Thompso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Ireland, UK, USA</text:p>
          </table:table-cell>
          <table:table-cell office:value-type="float" office:value="119905" calcext:value-type="float">
            <text:p>1199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sh</text:p>
          </table:table-cell>
          <table:table-cell office:value-type="float" office:value="2013" calcext:value-type="float">
            <text:p>20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tion, Biography, Drama</text:p>
          </table:table-cell>
          <table:table-cell office:value-type="string" calcext:value-type="string">
            <text:p>Ron Howard</text:p>
          </table:table-cell>
          <table:table-cell office:value-type="string" calcext:value-type="string">
            <text:p>Chris Hemsworth, Daniel Brühl, Olivia Wilde, Alexandra Maria Lar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, Germany, USA</text:p>
          </table:table-cell>
          <table:table-cell office:value-type="float" office:value="341336" calcext:value-type="float">
            <text:p>3413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tel Rwanda</text:p>
          </table:table-cell>
          <table:table-cell office:value-type="float" office:value="2004" calcext:value-type="float">
            <text:p>200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Terry George</text:p>
          </table:table-cell>
          <table:table-cell office:value-type="string" calcext:value-type="string">
            <text:p>Don Cheadle, Xolani Mali, Desmond Dube, Hakeem Kae-Kazim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K, South Africa, Italy</text:p>
          </table:table-cell>
          <table:table-cell office:value-type="float" office:value="282079" calcext:value-type="float">
            <text:p>2820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latoon</text:p>
          </table:table-cell>
          <table:table-cell office:value-type="float" office:value="1986" calcext:value-type="float">
            <text:p>19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Oliver Stone</text:p>
          </table:table-cell>
          <table:table-cell office:value-type="string" calcext:value-type="string">
            <text:p>Tom Berenger, Keith David, Willem Dafoe, Forest Whitak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Orion Pictures</text:p>
          </table:table-cell>
          <table:table-cell office:value-type="string" calcext:value-type="string">
            <text:p>UK, USA</text:p>
          </table:table-cell>
          <table:table-cell office:value-type="float" office:value="311879" calcext:value-type="float">
            <text:p>3118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ng of the Sea</text:p>
          </table:table-cell>
          <table:table-cell office:value-type="float" office:value="2014" calcext:value-type="float">
            <text:p>2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imation, Adventure, Family</text:p>
          </table:table-cell>
          <table:table-cell office:value-type="string" calcext:value-type="string">
            <text:p>Tomm Moore</text:p>
          </table:table-cell>
          <table:table-cell office:value-type="string" calcext:value-type="string">
            <text:p>David Rawle, Brendan Gleeson, Lisa Hannigan, Fionnula Flanaga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GKIDS</text:p>
          </table:table-cell>
          <table:table-cell office:value-type="string" calcext:value-type="string">
            <text:p>Ireland, Denmark, Belgium, Luxembourg, France</text:p>
          </table:table-cell>
          <table:table-cell office:value-type="float" office:value="33478" calcext:value-type="float">
            <text:p>334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en-Hur</text:p>
          </table:table-cell>
          <table:table-cell office:value-type="float" office:value="1959" calcext:value-type="float">
            <text:p>195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venture, Drama, History</text:p>
          </table:table-cell>
          <table:table-cell office:value-type="string" calcext:value-type="string">
            <text:p>William Wyler</text:p>
          </table:table-cell>
          <table:table-cell office:value-type="string" calcext:value-type="string">
            <text:p>Charlton Heston, Jack Hawkins, Haya Harareet, Stephen Boyd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 office:value-type="float" office:value="175529" calcext:value-type="float">
            <text:p>1755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and by Me</text:p>
          </table:table-cell>
          <table:table-cell office:value-type="float" office:value="1986" calcext:value-type="float">
            <text:p>19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venture, Drama</text:p>
          </table:table-cell>
          <table:table-cell office:value-type="string" calcext:value-type="string">
            <text:p>Rob Reiner</text:p>
          </table:table-cell>
          <table:table-cell office:value-type="string" calcext:value-type="string">
            <text:p>Wil Wheaton, River Phoenix, Corey Feldman, Jerry O'Connel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  <table:table-cell office:value-type="float" office:value="292157" calcext:value-type="float">
            <text:p>2921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achi: A Dog's Tale</text:p>
          </table:table-cell>
          <table:table-cell office:value-type="float" office:value="2009" calcext:value-type="float">
            <text:p>20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rama, Family</text:p>
          </table:table-cell>
          <table:table-cell office:value-type="string" calcext:value-type="string">
            <text:p>Lasse Hallström</text:p>
          </table:table-cell>
          <table:table-cell office:value-type="string" calcext:value-type="string">
            <text:p>Richard Gere, Joan Allen, Cary-Hiroyuki Tagawa, Sarah Roem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Inferno Entertainment</text:p>
          </table:table-cell>
          <table:table-cell office:value-type="string" calcext:value-type="string">
            <text:p>UK, USA</text:p>
          </table:table-cell>
          <table:table-cell office:value-type="float" office:value="179414" calcext:value-type="float">
            <text:p>179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ind Hearts and Coronets</text:p>
          </table:table-cell>
          <table:table-cell office:value-type="float" office:value="1949" calcext:value-type="float">
            <text:p>194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medy, Crime</text:p>
          </table:table-cell>
          <table:table-cell office:value-type="string" calcext:value-type="string">
            <text:p>Robert Hamer</text:p>
          </table:table-cell>
          <table:table-cell office:value-type="string" calcext:value-type="string">
            <text:p>Dennis Price, Valerie Hobson, Joan Greenwood, Alec Guinnes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aling Studios</text:p>
          </table:table-cell>
          <table:table-cell office:value-type="string" calcext:value-type="string">
            <text:p>UK</text:p>
          </table:table-cell>
          <table:table-cell office:value-type="float" office:value="29245" calcext:value-type="float">
            <text:p>292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Maltese Falcon</text:p>
          </table:table-cell>
          <table:table-cell office:value-type="float" office:value="1941" calcext:value-type="float">
            <text:p>19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lm-Noir, Mystery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Humphrey Bogart, Mary Astor, Gladys George, Peter Lorr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122177" calcext:value-type="float">
            <text:p>122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utch Cassidy and the Sundance Kid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ography, Crime, Drama</text:p>
          </table:table-cell>
          <table:table-cell office:value-type="string" calcext:value-type="string">
            <text:p>George Roy Hill</text:p>
          </table:table-cell>
          <table:table-cell office:value-type="string" calcext:value-type="string">
            <text:p>Paul Newman, Robert Redford, Katharine Ross, Strother Marti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163664" calcext:value-type="float">
            <text:p>1636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Legend of 1900</text:p>
          </table:table-cell>
          <table:table-cell office:value-type="float" office:value="1998" calcext:value-type="float">
            <text:p>199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rama, Music, Romance</text:p>
          </table:table-cell>
          <table:table-cell office:value-type="string" calcext:value-type="string">
            <text:p>Giuseppe Tornatore</text:p>
          </table:table-cell>
          <table:table-cell office:value-type="string" calcext:value-type="string">
            <text:p>Tim Roth, Pruitt Taylor Vince, Bill Nunn, Clarence Williams III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Fine Line Features</text:p>
          </table:table-cell>
          <table:table-cell office:value-type="string" calcext:value-type="string">
            <text:p>Italy</text:p>
          </table:table-cell>
          <table:table-cell office:value-type="float" office:value="44192" calcext:value-type="float">
            <text:p>441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otlight</text:p>
          </table:table-cell>
          <table:table-cell office:value-type="float" office:value="2015" calcext:value-type="float">
            <text:p>20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ime, Drama, History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Mark Ruffalo, Michael Keaton, Rachel McAdams, Liev Schreib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Open Road Films</text:p>
          </table:table-cell>
          <table:table-cell office:value-type="string" calcext:value-type="string">
            <text:p>USA, Canada</text:p>
          </table:table-cell>
          <table:table-cell office:value-type="float" office:value="274216" calcext:value-type="float">
            <text:p>2742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ief Encounter</text:p>
          </table:table-cell>
          <table:table-cell office:value-type="float" office:value="1945" calcext:value-type="float">
            <text:p>194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David Lean</text:p>
          </table:table-cell>
          <table:table-cell office:value-type="string" calcext:value-type="string">
            <text:p>Celia Johnson, Trevor Howard, Stanley Holloway, Joyce Carey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</text:p>
          </table:table-cell>
          <table:table-cell office:value-type="float" office:value="28038" calcext:value-type="float">
            <text:p>28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Best Years of Our Lives</text:p>
          </table:table-cell>
          <table:table-cell office:value-type="float" office:value="1946" calcext:value-type="float">
            <text:p>19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rama, Romance, War</text:p>
          </table:table-cell>
          <table:table-cell office:value-type="string" calcext:value-type="string">
            <text:p>William Wyler</text:p>
          </table:table-cell>
          <table:table-cell office:value-type="string" calcext:value-type="string">
            <text:p>Myrna Loy, Fredric March, Dana Andrews, Teresa Wright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  <table:table-cell office:value-type="float" office:value="43479" calcext:value-type="float">
            <text:p>434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he Grapes of Wrath</text:p>
          </table:table-cell>
          <table:table-cell office:value-type="float" office:value="1940" calcext:value-type="float">
            <text:p>19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ama, History</text:p>
          </table:table-cell>
          <table:table-cell office:value-type="string" calcext:value-type="string">
            <text:p>John Ford</text:p>
          </table:table-cell>
          <table:table-cell office:value-type="string" calcext:value-type="string">
            <text:p>Henry Fonda, Jane Darwell, John Carradine, Charley Grapewi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  <table:table-cell office:value-type="float" office:value="68128" calcext:value-type="float">
            <text:p>681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 Years a Slave</text:p>
          </table:table-cell>
          <table:table-cell office:value-type="float" office:value="2013" calcext:value-type="float">
            <text:p>20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Steve McQueen</text:p>
          </table:table-cell>
          <table:table-cell office:value-type="string" calcext:value-type="string">
            <text:p>Chiwetel Ejiofor, Dwight Henry, Dickie Gravois, Bryan Batt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UK</text:p>
          </table:table-cell>
          <table:table-cell office:value-type="float" office:value="490387" calcext:value-type="float">
            <text:p>4903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e Grand Budapest Hotel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venture, Comedy, Drama</text:p>
          </table:table-cell>
          <table:table-cell office:value-type="string" calcext:value-type="string">
            <text:p>Wes Anderson</text:p>
          </table:table-cell>
          <table:table-cell office:value-type="string" calcext:value-type="string">
            <text:p>Ralph Fiennes, F. Murray Abraham, Mathieu Amalric, Adrien Brody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Germany</text:p>
          </table:table-cell>
          <table:table-cell office:value-type="float" office:value="537323" calcext:value-type="float">
            <text:p>5373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d Max: Fury Road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George Miller</text:p>
          </table:table-cell>
          <table:table-cell office:value-type="string" calcext:value-type="string">
            <text:p>Tom Hardy, Charlize Theron, Nicholas Hoult, Hugh Keays-Byrn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Australia, USA</text:p>
          </table:table-cell>
          <table:table-cell office:value-type="float" office:value="638510" calcext:value-type="float">
            <text:p>6385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Princess Bride</text:p>
          </table:table-cell>
          <table:table-cell office:value-type="float" office:value="1987" calcext:value-type="float">
            <text:p>19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venture, Family, Fantasy</text:p>
          </table:table-cell>
          <table:table-cell office:value-type="string" calcext:value-type="string">
            <text:p>Rob Reiner</text:p>
          </table:table-cell>
          <table:table-cell office:value-type="string" calcext:value-type="string">
            <text:p>Cary Elwes, Mandy Patinkin, Chris Sarandon, Christopher Guest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314262" calcext:value-type="float">
            <text:p>3142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hat Ever Happened to Baby Jane?</text:p>
          </table:table-cell>
          <table:table-cell office:value-type="float" office:value="1962" calcext:value-type="float">
            <text:p>19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rama, Horror, Thriller</text:p>
          </table:table-cell>
          <table:table-cell office:value-type="string" calcext:value-type="string">
            <text:p>Robert Aldrich</text:p>
          </table:table-cell>
          <table:table-cell office:value-type="string" calcext:value-type="string">
            <text:p>Bette Davis, Joan Crawford, Victor Buono, Wesley Addy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37689" calcext:value-type="float">
            <text:p>376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illion Dollar Baby</text:p>
          </table:table-cell>
          <table:table-cell office:value-type="float" office:value="2004" calcext:value-type="float">
            <text:p>200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rama, Sport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Clint Eastwood, Hilary Swank, Morgan Freeman, Jay Baruche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519405" calcext:value-type="float">
            <text:p>5194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urassic Park</text:p>
          </table:table-cell>
          <table:table-cell office:value-type="float" office:value="1993" calcext:value-type="float">
            <text:p>199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dventure, Sci-Fi, Thril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Sam Neill, Laura Dern, Jeff Goldblum, Richard Attenborough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City Studios</text:p>
          </table:table-cell>
          <table:table-cell office:value-type="string" calcext:value-type="string">
            <text:p>USA</text:p>
          </table:table-cell>
          <table:table-cell office:value-type="float" office:value="670652" calcext:value-type="float">
            <text:p>6706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ouch of Evil</text:p>
          </table:table-cell>
          <table:table-cell office:value-type="float" office:value="1958" calcext:value-type="float">
            <text:p>19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ime, Drama, Film-Noir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Charlton Heston, Janet Leigh, Orson Welles, Joseph Callei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October Films</text:p>
          </table:table-cell>
          <table:table-cell office:value-type="string" calcext:value-type="string">
            <text:p>USA</text:p>
          </table:table-cell>
          <table:table-cell office:value-type="float" office:value="78182" calcext:value-type="float">
            <text:p>78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pider-Man: Homecoming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Jon Watts</text:p>
          </table:table-cell>
          <table:table-cell office:value-type="string" calcext:value-type="string">
            <text:p>Tom Holland, Michael Keaton, Robert Downey Jr., Marisa Tomei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  <table:table-cell office:value-type="float" office:value="64044" calcext:value-type="float">
            <text:p>640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efore Sunrise</text:p>
          </table:table-cell>
          <table:table-cell office:value-type="float" office:value="1995" calcext:value-type="float">
            <text:p>19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Richard Linklater</text:p>
          </table:table-cell>
          <table:table-cell office:value-type="string" calcext:value-type="string">
            <text:p>Ethan Hawke, Julie Delpy, Andrea Eckert, Hanno Pösch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, Austria, Switzerland</text:p>
          </table:table-cell>
          <table:table-cell office:value-type="float" office:value="202165" calcext:value-type="float">
            <text:p>2021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Truman Show</text:p>
          </table:table-cell>
          <table:table-cell office:value-type="float" office:value="1998" calcext:value-type="float">
            <text:p>19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medy, Drama, Sci-Fi</text:p>
          </table:table-cell>
          <table:table-cell office:value-type="string" calcext:value-type="string">
            <text:p>Peter Weir</text:p>
          </table:table-cell>
          <table:table-cell office:value-type="string" calcext:value-type="string">
            <text:p>Jim Carrey, Laura Linney, Noah Emmerich, Natascha McElhon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724665" calcext:value-type="float">
            <text:p>7246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arry Potter and the Deathly Hallows: Part 2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David Yates</text:p>
          </table:table-cell>
          <table:table-cell office:value-type="string" calcext:value-type="string">
            <text:p>Ralph Fiennes, Michael Gambon, Alan Rickman, Daniel Radcliff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  <table:table-cell office:value-type="float" office:value="594362" calcext:value-type="float">
            <text:p>5943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ar Wars: The Force Awakens</text:p>
          </table:table-cell>
          <table:table-cell office:value-type="float" office:value="2015" calcext:value-type="float">
            <text:p>20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J.J. Abrams</text:p>
          </table:table-cell>
          <table:table-cell office:value-type="string" calcext:value-type="string">
            <text:p>Harrison Ford, Mark Hamill, Carrie Fisher, Adam Driv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 office:value-type="float" office:value="665521" calcext:value-type="float">
            <text:p>6655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aris, Texas</text:p>
          </table:table-cell>
          <table:table-cell office:value-type="float" office:value="1984" calcext:value-type="float">
            <text:p>198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Wim Wenders</text:p>
          </table:table-cell>
          <table:table-cell office:value-type="string" calcext:value-type="string">
            <text:p>Harry Dean Stanton, Sam Berry, Bernhard Wicki, Dean Stockwel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France, West Germany</text:p>
          </table:table-cell>
          <table:table-cell office:value-type="float" office:value="55529" calcext:value-type="float">
            <text:p>555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Last Picture Show</text:p>
          </table:table-cell>
          <table:table-cell office:value-type="float" office:value="1971" calcext:value-type="float">
            <text:p>197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Peter Bogdanovich</text:p>
          </table:table-cell>
          <table:table-cell office:value-type="string" calcext:value-type="string">
            <text:p>Timothy Bottoms, Jeff Bridges, Cybill Shepherd, Ben Johnso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 office:value-type="float" office:value="33568" calcext:value-type="float">
            <text:p>335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andhi</text:p>
          </table:table-cell>
          <table:table-cell office:value-type="float" office:value="1982" calcext:value-type="float">
            <text:p>198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Richard Attenborough</text:p>
          </table:table-cell>
          <table:table-cell office:value-type="string" calcext:value-type="string">
            <text:p>Ben Kingsley, Candice Bergen, Edward Fox, John Gielgud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India, USA</text:p>
          </table:table-cell>
          <table:table-cell office:value-type="float" office:value="184127" calcext:value-type="float">
            <text:p>1841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arry Lyndon</text:p>
          </table:table-cell>
          <table:table-cell office:value-type="float" office:value="1975" calcext:value-type="float">
            <text:p>197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dventure, Drama, History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Ryan O'Neal, Marisa Berenson, Patrick Magee, Hardy Krüg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, Ireland</text:p>
          </table:table-cell>
          <table:table-cell office:value-type="float" office:value="110576" calcext:value-type="float">
            <text:p>1105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cky</text:p>
          </table:table-cell>
          <table:table-cell office:value-type="float" office:value="1976" calcext:value-type="float">
            <text:p>19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ama, Sport</text:p>
          </table:table-cell>
          <table:table-cell office:value-type="string" calcext:value-type="string">
            <text:p>John G. Avildsen</text:p>
          </table:table-cell>
          <table:table-cell office:value-type="string" calcext:value-type="string">
            <text:p>Sylvester Stallone, Talia Shire, Burt Young, Carl Weather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407892" calcext:value-type="float">
            <text:p>4078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nie Hall</text:p>
          </table:table-cell>
          <table:table-cell office:value-type="float" office:value="1977" calcext:value-type="float">
            <text:p>197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medy, Romance</text:p>
          </table:table-cell>
          <table:table-cell office:value-type="string" calcext:value-type="string">
            <text:p>Woody Allen</text:p>
          </table:table-cell>
          <table:table-cell office:value-type="string" calcext:value-type="string">
            <text:p>Woody Allen, Diane Keaton, Tony Roberts, Carol Kan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208523" calcext:value-type="float">
            <text:p>2085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isoners</text:p>
          </table:table-cell>
          <table:table-cell office:value-type="float" office:value="2013" calcext:value-type="float">
            <text:p>20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Denis Villeneuve</text:p>
          </table:table-cell>
          <table:table-cell office:value-type="string" calcext:value-type="string">
            <text:p>Hugh Jackman, Jake Gyllenhaal, Viola Davis, Maria Bello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436571" calcext:value-type="float">
            <text:p>4365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onnie Darko</text:p>
          </table:table-cell>
          <table:table-cell office:value-type="float" office:value="2001" calcext:value-type="float">
            <text:p>20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ama, Sci-Fi, Thriller</text:p>
          </table:table-cell>
          <table:table-cell office:value-type="string" calcext:value-type="string">
            <text:p>Richard Kelly</text:p>
          </table:table-cell>
          <table:table-cell office:value-type="string" calcext:value-type="string">
            <text:p>Jake Gyllenhaal, Holmes Osborne, Maggie Gyllenhaal, Daveigh Chas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ewmarket Film Group</text:p>
          </table:table-cell>
          <table:table-cell office:value-type="string" calcext:value-type="string">
            <text:p>USA</text:p>
          </table:table-cell>
          <table:table-cell office:value-type="float" office:value="622498" calcext:value-type="float">
            <text:p>6224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tch Me If You Can</text:p>
          </table:table-cell>
          <table:table-cell office:value-type="float" office:value="2002" calcext:value-type="float">
            <text:p>200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iography, Crime, Drama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Leonardo DiCaprio, Tom Hanks, Christopher Walken, Martin Shee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reamWorks SKG</text:p>
          </table:table-cell>
          <table:table-cell office:value-type="string" calcext:value-type="string">
            <text:p>USA, Canada</text:p>
          </table:table-cell>
          <table:table-cell office:value-type="float" office:value="592039" calcext:value-type="float">
            <text:p>5920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he Man Who Shot Liberty Valance</text:p>
          </table:table-cell>
          <table:table-cell office:value-type="float" office:value="1962" calcext:value-type="float">
            <text:p>196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tion, Drama, Western</text:p>
          </table:table-cell>
          <table:table-cell office:value-type="string" calcext:value-type="string">
            <text:p>John Ford</text:p>
          </table:table-cell>
          <table:table-cell office:value-type="string" calcext:value-type="string">
            <text:p>John Wayne, James Stewart, Vera Miles, Lee Marvi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  <table:table-cell office:value-type="float" office:value="56560" calcext:value-type="float">
            <text:p>565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ura</text:p>
          </table:table-cell>
          <table:table-cell office:value-type="float" office:value="1944" calcext:value-type="float">
            <text:p>19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ama, Film-Noir, Mystery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Gene Tierney, Dana Andrews, Clifton Webb, Vincent Pric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33877" calcext:value-type="float">
            <text:p>338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onsters, Inc.</text:p>
          </table:table-cell>
          <table:table-cell office:value-type="float" office:value="2001" calcext:value-type="float">
            <text:p>20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Pete Docter, David Silverman, Lee Unkrich</text:p>
          </table:table-cell>
          <table:table-cell office:value-type="string" calcext:value-type="string">
            <text:p>John Goodman, Billy Crystal, Mary Gibbs, Steve Buscemi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  <table:table-cell office:value-type="float" office:value="639101" calcext:value-type="float">
            <text:p>6391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Bourne Ultimatum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tion, Mystery, Thriller</text:p>
          </table:table-cell>
          <table:table-cell office:value-type="string" calcext:value-type="string">
            <text:p>Paul Greengrass</text:p>
          </table:table-cell>
          <table:table-cell office:value-type="string" calcext:value-type="string">
            <text:p>Matt Damon, Julia Stiles, David Strathairn, Scott Glen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Germany</text:p>
          </table:table-cell>
          <table:table-cell office:value-type="float" office:value="527907" calcext:value-type="float">
            <text:p>5279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t on a Hot Tin Roof</text:p>
          </table:table-cell>
          <table:table-cell office:value-type="float" office:value="1958" calcext:value-type="float">
            <text:p>19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Richard Brooks</text:p>
          </table:table-cell>
          <table:table-cell office:value-type="string" calcext:value-type="string">
            <text:p>Elizabeth Taylor, Paul Newman, Burl Ives, Jack Carson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 Home Entertainment</text:p>
          </table:table-cell>
          <table:table-cell office:value-type="string" calcext:value-type="string">
            <text:p>USA</text:p>
          </table:table-cell>
          <table:table-cell office:value-type="float" office:value="36009" calcext:value-type="float">
            <text:p>360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Wizard of Oz</text:p>
          </table:table-cell>
          <table:table-cell office:value-type="float" office:value="1939" calcext:value-type="float">
            <text:p>19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dventure, Family, Fantasy</text:p>
          </table:table-cell>
          <table:table-cell office:value-type="string" calcext:value-type="string">
            <text:p>Victor Fleming, George Cukor, Mervyn LeRoy, Norman Taurog, King Vidor</text:p>
          </table:table-cell>
          <table:table-cell office:value-type="string" calcext:value-type="string">
            <text:p>Judy Garland, Frank Morgan, Ray Bolger, Bert Lah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311697" calcext:value-type="float">
            <text:p>3116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leuth</text:p>
          </table:table-cell>
          <table:table-cell office:value-type="float" office:value="1972" calcext:value-type="float">
            <text:p>197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Joseph L. Mankiewicz</text:p>
          </table:table-cell>
          <table:table-cell office:value-type="string" calcext:value-type="string">
            <text:p>Laurence Olivier, Michael Caine, Alec Cawthorne, John Matthew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th Century Fox Film Corporation</text:p>
          </table:table-cell>
          <table:table-cell office:value-type="string" calcext:value-type="string">
            <text:p>UK, USA</text:p>
          </table:table-cell>
          <table:table-cell office:value-type="float" office:value="38576" calcext:value-type="float">
            <text:p>385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oman Holiday</text:p>
          </table:table-cell>
          <table:table-cell office:value-type="float" office:value="1953" calcext:value-type="float">
            <text:p>195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medy, Romance</text:p>
          </table:table-cell>
          <table:table-cell office:value-type="string" calcext:value-type="string">
            <text:p>William Wyler</text:p>
          </table:table-cell>
          <table:table-cell office:value-type="string" calcext:value-type="string">
            <text:p>Gregory Peck, Audrey Hepburn, Eddie Albert, Hartley Pow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07872" calcext:value-type="float">
            <text:p>1078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ut of the Past</text:p>
          </table:table-cell>
          <table:table-cell office:value-type="float" office:value="1947" calcext:value-type="float">
            <text:p>19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ime, Drama, Film-Noir</text:p>
          </table:table-cell>
          <table:table-cell office:value-type="string" calcext:value-type="string">
            <text:p>Jacques Tourneur</text:p>
          </table:table-cell>
          <table:table-cell office:value-type="string" calcext:value-type="string">
            <text:p>Robert Mitchum, Jane Greer, Kirk Douglas, Rhonda Fleming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  <table:table-cell office:value-type="float" office:value="24842" calcext:value-type="float">
            <text:p>248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atomy of a Murder</text:p>
          </table:table-cell>
          <table:table-cell office:value-type="float" office:value="1959" calcext:value-type="float">
            <text:p>19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James Stewart, Lee Remick, Ben Gazzara, Arthur O'Connel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  <table:table-cell office:value-type="float" office:value="48842" calcext:value-type="float">
            <text:p>488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o's Afraid of Virginia Woolf?</text:p>
          </table:table-cell>
          <table:table-cell office:value-type="float" office:value="1966" calcext:value-type="float">
            <text:p>196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ike Nichols</text:p>
          </table:table-cell>
          <table:table-cell office:value-type="string" calcext:value-type="string">
            <text:p>Elizabeth Taylor, Richard Burton, George Segal, Sandy Denni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  <table:table-cell office:value-type="float" office:value="58960" calcext:value-type="float">
            <text:p>589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Terminator</text:p>
          </table:table-cell>
          <table:table-cell office:value-type="float" office:value="1984" calcext:value-type="float">
            <text:p>19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tion, Sci-Fi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Arnold Schwarzenegger, Michael Biehn, Linda Hamilton, Paul Winf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K, USA</text:p>
          </table:table-cell>
          <table:table-cell office:value-type="float" office:value="646546" calcext:value-type="float">
            <text:p>6465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roundhog Day</text:p>
          </table:table-cell>
          <table:table-cell office:value-type="float" office:value="1993" calcext:value-type="float">
            <text:p>19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edy, Fantasy, Romance</text:p>
          </table:table-cell>
          <table:table-cell office:value-type="string" calcext:value-type="string">
            <text:p>Harold Ramis</text:p>
          </table:table-cell>
          <table:table-cell office:value-type="string" calcext:value-type="string">
            <text:p>Bill Murray, Andie MacDowell, Chris Elliott, Stephen Tobolowsk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 office:value-type="float" office:value="474776" calcext:value-type="float">
            <text:p>4747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 Help</text:p>
          </table:table-cell>
          <table:table-cell office:value-type="float" office:value="2011" calcext:value-type="float">
            <text:p>20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Tate Taylor</text:p>
          </table:table-cell>
          <table:table-cell office:value-type="string" calcext:value-type="string">
            <text:p>Emma Stone, Viola Davis, Bryce Dallas Howard, Octavia Spenc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reamWorks Studios</text:p>
          </table:table-cell>
          <table:table-cell office:value-type="string" calcext:value-type="string">
            <text:p>USA, India, United Arab Emirates</text:p>
          </table:table-cell>
          <table:table-cell office:value-type="float" office:value="344326" calcext:value-type="float">
            <text:p>3443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angers on a Train</text:p>
          </table:table-cell>
          <table:table-cell office:value-type="float" office:value="1951" calcext:value-type="float">
            <text:p>19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me, Film-Noir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Farley Granger, Ruth Roman, Robert Walker, Leo G. Carro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  <table:table-cell office:value-type="float" office:value="103963" calcext:value-type="float">
            <text:p>1039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 Night of the Hunter</text:p>
          </table:table-cell>
          <table:table-cell office:value-type="float" office:value="1955" calcext:value-type="float">
            <text:p>19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ime, Drama, Film-Noir</text:p>
          </table:table-cell>
          <table:table-cell office:value-type="string" calcext:value-type="string">
            <text:p>Charles Laughton</text:p>
          </table:table-cell>
          <table:table-cell office:value-type="string" calcext:value-type="string">
            <text:p>Robert Mitchum, Shelley Winters, Lillian Gish, James Gl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68366" calcext:value-type="float">
            <text:p>683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l Quiet on the Western Front</text:p>
          </table:table-cell>
          <table:table-cell office:value-type="float" office:value="1930" calcext:value-type="float">
            <text:p>19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Lewis Milestone</text:p>
          </table:table-cell>
          <table:table-cell office:value-type="string" calcext:value-type="string">
            <text:p>Louis Wolheim, Lew Ayres, John Wray, Arnold Lucy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49038" calcext:value-type="float">
            <text:p>490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auty and the Beast</text:p>
          </table:table-cell>
          <table:table-cell office:value-type="float" office:value="1991" calcext:value-type="float">
            <text:p>199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imation, Family, Fantasy</text:p>
          </table:table-cell>
          <table:table-cell office:value-type="string" calcext:value-type="string">
            <text:p>Gary Trousdale, Kirk Wise</text:p>
          </table:table-cell>
          <table:table-cell office:value-type="string" calcext:value-type="string">
            <text:p>Robby Benson, Jesse Corti, Rex Everhart, Angela La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  <table:table-cell office:value-type="float" office:value="336430" calcext:value-type="float">
            <text:p>3364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ion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Garth Davis</text:p>
          </table:table-cell>
          <table:table-cell office:value-type="string" calcext:value-type="string">
            <text:p>Sunny Pawar, Abhishek Bharate, Priyanka Bose, Khushi Solanki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ee-Saw Films</text:p>
          </table:table-cell>
          <table:table-cell office:value-type="string" calcext:value-type="string">
            <text:p>UK, Australia, USA</text:p>
          </table:table-cell>
          <table:table-cell office:value-type="float" office:value="113296" calcext:value-type="float">
            <text:p>1132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welve Monkeys</text:p>
          </table:table-cell>
          <table:table-cell office:value-type="float" office:value="1995" calcext:value-type="float">
            <text:p>19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stery, Sci-Fi, Thriller</text:p>
          </table:table-cell>
          <table:table-cell office:value-type="string" calcext:value-type="string">
            <text:p>Terry Gilliam</text:p>
          </table:table-cell>
          <table:table-cell office:value-type="string" calcext:value-type="string">
            <text:p>Joseph Melito, Bruce Willis, Jon Seda, Michael Ch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492644" calcext:value-type="float">
            <text:p>4926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uardians of the Galaxy</text:p>
          </table:table-cell>
          <table:table-cell office:value-type="float" office:value="2014" calcext:value-type="float">
            <text:p>20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James Gunn</text:p>
          </table:table-cell>
          <table:table-cell office:value-type="string" calcext:value-type="string">
            <text:p>Chris Pratt, Zoe Saldana, Dave Bautista, Vin Diese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, UK</text:p>
          </table:table-cell>
          <table:table-cell office:value-type="float" office:value="768444" calcext:value-type="float">
            <text:p>7684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g Day Afternoon</text:p>
          </table:table-cell>
          <table:table-cell office:value-type="float" office:value="1975" calcext:value-type="float">
            <text:p>19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iography, Crime, Drama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Penelope Allen, Sully Boyar, John Cazale, Beulah Garr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aws</text:p>
          </table:table-cell>
          <table:table-cell office:value-type="float" office:value="1975" calcext:value-type="float">
            <text:p>197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dventure, Drama, Thril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Roy Scheider, Robert Shaw, Richard Dreyfuss, Lorraine Ga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Zootopia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Jared Bush, Byron Howard, Rich Moore</text:p>
          </table:table-cell>
          <table:table-cell office:value-type="string" calcext:value-type="string">
            <text:p>Ginnifer Goodwin, Jason Bateman, Idris Elba, Jenny Slat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Animation Studio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uardians of the Galaxy Vol. 2</text:p>
          </table:table-cell>
          <table:table-cell office:value-type="float" office:value="2017" calcext:value-type="float">
            <text:p>20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James Gunn</text:p>
          </table:table-cell>
          <table:table-cell office:value-type="string" calcext:value-type="string">
            <text:p>Chris Pratt, Zoe Saldana, Dave Bautista, Vin Diesel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irates of the Caribbean: The Curse of the Black Pearl</text:p>
          </table:table-cell>
          <table:table-cell office:value-type="float" office:value="2003" calcext:value-type="float">
            <text:p>200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Gore Verbinski</text:p>
          </table:table-cell>
          <table:table-cell office:value-type="string" calcext:value-type="string">
            <text:p>Johnny Depp, Geoffrey Rush, Orlando Bloom, Keira Knightl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efore Sunset</text:p>
          </table:table-cell>
          <table:table-cell office:value-type="float" office:value="2004" calcext:value-type="float">
            <text:p>20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ama, Romance</text:p>
          </table:table-cell>
          <table:table-cell office:value-type="string" calcext:value-type="string">
            <text:p>Richard Linklater</text:p>
          </table:table-cell>
          <table:table-cell office:value-type="string" calcext:value-type="string">
            <text:p>Ethan Hawke, Julie Delpy, Vernon Dobtcheff, Louise Lemoine Torrè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Independent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Imitation Game</text:p>
          </table:table-cell>
          <table:table-cell office:value-type="float" office:value="2014" calcext:value-type="float">
            <text:p>20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iography, Drama, Thriller</text:p>
          </table:table-cell>
          <table:table-cell office:value-type="string" calcext:value-type="string">
            <text:p>Morten Tyldum</text:p>
          </table:table-cell>
          <table:table-cell office:value-type="string" calcext:value-type="string">
            <text:p>Benedict Cumberbatch, Keira Knightley, Matthew Goode, Rory Kinnea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Young Frankenstein</text:p>
          </table:table-cell>
          <table:table-cell office:value-type="float" office:value="1974" calcext:value-type="float">
            <text:p>19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Mel Brooks</text:p>
          </table:table-cell>
          <table:table-cell office:value-type="string" calcext:value-type="string">
            <text:p>Gene Wilder, Peter Boyle, Marty Feldman, Madeline Ka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alag 17</text:p>
          </table:table-cell>
          <table:table-cell office:value-type="float" office:value="1953" calcext:value-type="float">
            <text:p>195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William Holden, Don Taylor, Otto Preminger, Robert Strau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gville</text:p>
          </table:table-cell>
          <table:table-cell office:value-type="float" office:value="2003" calcext:value-type="float">
            <text:p>200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Lars von Trier</text:p>
          </table:table-cell>
          <table:table-cell office:value-type="string" calcext:value-type="string">
            <text:p>Nicole Kidman, Harriet Andersson, Lauren Bacall, Jean-Marc Bar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ons Gate Films</text:p>
          </table:table-cell>
          <table:table-cell office:value-type="string" calcext:value-type="string">
            <text:p>Netherlands, Denmark, UK, France, Finland, Sweden, Germany, Italy, Norway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ad Poets Society</text:p>
          </table:table-cell>
          <table:table-cell office:value-type="float" office:value="1989" calcext:value-type="float">
            <text:p>19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edy, Drama</text:p>
          </table:table-cell>
          <table:table-cell office:value-type="string" calcext:value-type="string">
            <text:p>Peter Weir</text:p>
          </table:table-cell>
          <table:table-cell office:value-type="string" calcext:value-type="string">
            <text:p>Robin Williams, Robert Sean Leonard, Ethan Hawke, Josh Char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igh Noon</text:p>
          </table:table-cell>
          <table:table-cell office:value-type="float" office:value="1952" calcext:value-type="float">
            <text:p>19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ma, Thriller, Western</text:p>
          </table:table-cell>
          <table:table-cell office:value-type="string" calcext:value-type="string">
            <text:p>Fred Zinnemann</text:p>
          </table:table-cell>
          <table:table-cell office:value-type="string" calcext:value-type="string">
            <text:p>Gary Cooper, Thomas Mitchell, Lloyd Bridges, Katy Jur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pillon</text:p>
          </table:table-cell>
          <table:table-cell office:value-type="float" office:value="1973" calcext:value-type="float">
            <text:p>19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ography, Crime, Drama</text:p>
          </table:table-cell>
          <table:table-cell office:value-type="string" calcext:value-type="string">
            <text:p>Franklin J. Schaffner</text:p>
          </table:table-cell>
          <table:table-cell office:value-type="string" calcext:value-type="string">
            <text:p>Steve McQueen, Dustin Hoffman, Victor Jory, Don Gor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France, USA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 Streetcar Named Desire</text:p>
          </table:table-cell>
          <table:table-cell office:value-type="float" office:value="1951" calcext:value-type="float">
            <text:p>19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Vivien Leigh, Marlon Brando, Kim Hunter, Karl Mald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rsenic and Old Lace</text:p>
          </table:table-cell>
          <table:table-cell office:value-type="float" office:value="1944" calcext:value-type="float">
            <text:p>19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medy, Crime, Thriller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Cary Grant, Priscilla Lane, Raymond Massey, Jack Car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in City</text:p>
          </table:table-cell>
          <table:table-cell office:value-type="float" office:value="2005" calcext:value-type="float">
            <text:p>20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rime, Thriller</text:p>
          </table:table-cell>
          <table:table-cell office:value-type="string" calcext:value-type="string">
            <text:p>Frank Miller, Robert Rodriguez, Quentin Tarantino</text:p>
          </table:table-cell>
          <table:table-cell office:value-type="string" calcext:value-type="string">
            <text:p>Jessica Alba, Devon Aoki, Alexis Bledel, Powers Boot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mension Film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he Hustler</text:p>
          </table:table-cell>
          <table:table-cell office:value-type="float" office:value="1961" calcext:value-type="float">
            <text:p>19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rama, Sport</text:p>
          </table:table-cell>
          <table:table-cell office:value-type="string" calcext:value-type="string">
            <text:p>Robert Rossen</text:p>
          </table:table-cell>
          <table:table-cell office:value-type="string" calcext:value-type="string">
            <text:p>Paul Newman, Jackie Gleason, Piper Laurie, George C. Sco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 Night at the Opera</text:p>
          </table:table-cell>
          <table:table-cell office:value-type="float" office:value="1935" calcext:value-type="float">
            <text:p>193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medy, Music, Musical</text:p>
          </table:table-cell>
          <table:table-cell office:value-type="string" calcext:value-type="string">
            <text:p>Sam Wood, Edmund Goulding</text:p>
          </table:table-cell>
          <table:table-cell office:value-type="string" calcext:value-type="string">
            <text:p>Groucho Marx, Chico Marx, Harpo Marx, Kitty Carlisl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e Killing</text:p>
          </table:table-cell>
          <table:table-cell office:value-type="float" office:value="1956" calcext:value-type="float">
            <text:p>19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ime, Drama, Film-Noi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Sterling Hayden, Coleen Gray, Vince Edwards, Jay C. Flip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he Avengers</text:p>
          </table:table-cell>
          <table:table-cell office:value-type="float" office:value="2012" calcext:value-type="float">
            <text:p>20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ction, Sci-Fi</text:p>
          </table:table-cell>
          <table:table-cell office:value-type="string" calcext:value-type="string">
            <text:p>Joss Whedon</text:p>
          </table:table-cell>
          <table:table-cell office:value-type="string" calcext:value-type="string">
            <text:p>Robert Downey Jr., Chris Evans, Mark Ruffalo, Chris Hemsworth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torious</text:p>
          </table:table-cell>
          <table:table-cell office:value-type="float" office:value="1946" calcext:value-type="float">
            <text:p>19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ama, Film-Noir, Romanc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Cary Grant, Ingrid Bergman, Claude Rains, Louis Calhe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arvey</text:p>
          </table:table-cell>
          <table:table-cell office:value-type="float" office:value="1950" calcext:value-type="float">
            <text:p>195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edy, Drama, Fantasy</text:p>
          </table:table-cell>
          <table:table-cell office:value-type="string" calcext:value-type="string">
            <text:p>Henry Koster</text:p>
          </table:table-cell>
          <table:table-cell office:value-type="string" calcext:value-type="string">
            <text:p>Wallace Ford, William H. Lynn, Victoria Horne, Jesse Wh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 Martian</text:p>
          </table:table-cell>
          <table:table-cell office:value-type="float" office:value="2015" calcext:value-type="float">
            <text:p>20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dventure, Drama, Sci-Fi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Matt Damon, Jessica Chastain, Kristen Wiig, Jeff Dani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UK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he Exorcist</text:p>
          </table:table-cell>
          <table:table-cell office:value-type="float" office:value="1973" calcext:value-type="float">
            <text:p>197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William Friedkin</text:p>
          </table:table-cell>
          <table:table-cell office:value-type="string" calcext:value-type="string">
            <text:p>Ellen Burstyn, Max von Sydow, Lee J. Cobb, Kitty Wi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io Bravo</text:p>
          </table:table-cell>
          <table:table-cell office:value-type="float" office:value="1959" calcext:value-type="float">
            <text:p>195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ction, Drama, Western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John Wayne, Dean Martin, Ricky Nelson, Angie Dickin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 Philadelphia Story</text:p>
          </table:table-cell>
          <table:table-cell office:value-type="float" office:value="1940" calcext:value-type="float">
            <text:p>19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medy, Romance</text:p>
          </table:table-cell>
          <table:table-cell office:value-type="string" calcext:value-type="string">
            <text:p>George Cukor</text:p>
          </table:table-cell>
          <table:table-cell office:value-type="string" calcext:value-type="string">
            <text:p>Cary Grant, Katharine Hepburn, James Stewart, Ruth Huss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ope</text:p>
          </table:table-cell>
          <table:table-cell office:value-type="float" office:value="1948" calcext:value-type="float">
            <text:p>19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John Dall, Farley Granger, Edith Evanson, Douglas D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he Big Sleep</text:p>
          </table:table-cell>
          <table:table-cell office:value-type="float" office:value="1946" calcext:value-type="float">
            <text:p>19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me, Film-Noir, Mystery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Humphrey Bogart, Lauren Bacall, John Ridgely, Martha Vick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ink Floyd: The Wall</text:p>
          </table:table-cell>
          <table:table-cell office:value-type="float" office:value="1982" calcext:value-type="float">
            <text:p>198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imation, Drama, Fantasy</text:p>
          </table:table-cell>
          <table:table-cell office:value-type="string" calcext:value-type="string">
            <text:p>Alan Parker</text:p>
          </table:table-cell>
          <table:table-cell office:value-type="string" calcext:value-type="string">
            <text:p>Bob Geldof, Christine Hargreaves, James Laurenson, Eleanor D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K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he King's Speech</text:p>
          </table:table-cell>
          <table:table-cell office:value-type="float" office:value="2010" calcext:value-type="float">
            <text:p>20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Tom Hooper</text:p>
          </table:table-cell>
          <table:table-cell office:value-type="string" calcext:value-type="string">
            <text:p>Colin Firth, Helena Bonham Carter, Derek Jacobi, Robert Por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, Australia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 Christmas Story</text:p>
          </table:table-cell>
          <table:table-cell office:value-type="float" office:value="1983" calcext:value-type="float">
            <text:p>19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medy, Family</text:p>
          </table:table-cell>
          <table:table-cell office:value-type="string" calcext:value-type="string">
            <text:p>Bob Clark</text:p>
          </table:table-cell>
          <table:table-cell office:value-type="string" calcext:value-type="string">
            <text:p>Melinda Dillon, Darren McGavin, Peter Billingsley, Scott Schwart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Canada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 Graduate</text:p>
          </table:table-cell>
          <table:table-cell office:value-type="float" office:value="1967" calcext:value-type="float">
            <text:p>196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medy, Drama</text:p>
          </table:table-cell>
          <table:table-cell office:value-type="string" calcext:value-type="string">
            <text:p>Mike Nichols</text:p>
          </table:table-cell>
          <table:table-cell office:value-type="string" calcext:value-type="string">
            <text:p>Anne Bancroft, Dustin Hoffman, Katharine Ross, William Dani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bassy Pictures/Rialto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FK</text:p>
          </table:table-cell>
          <table:table-cell office:value-type="float" office:value="1991" calcext:value-type="float">
            <text:p>19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ama, History, Thriller</text:p>
          </table:table-cell>
          <table:table-cell office:value-type="string" calcext:value-type="string">
            <text:p>Oliver Stone</text:p>
          </table:table-cell>
          <table:table-cell office:value-type="string" calcext:value-type="string">
            <text:p>Sally Kirkland, Anthony Ramirez, Ray LePere, Steve Re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France, USA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ling Blade</text:p>
          </table:table-cell>
          <table:table-cell office:value-type="float" office:value="1996" calcext:value-type="float">
            <text:p>199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Billy Bob Thornton</text:p>
          </table:table-cell>
          <table:table-cell office:value-type="string" calcext:value-type="string">
            <text:p>Billy Bob Thornton, Dwight Yoakam, J.T. Walsh, John Rit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lood Diamond</text:p>
          </table:table-cell>
          <table:table-cell office:value-type="float" office:value="2006" calcext:value-type="float">
            <text:p>20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dventure, Drama, Thriller</text:p>
          </table:table-cell>
          <table:table-cell office:value-type="string" calcext:value-type="string">
            <text:p>Edward Zwick</text:p>
          </table:table-cell>
          <table:table-cell office:value-type="string" calcext:value-type="string">
            <text:p>Leonardo DiCaprio, Djimon Hounsou, Jennifer Connelly, Kagiso Kuyp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Germany, USA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gnolia</text:p>
          </table:table-cell>
          <table:table-cell office:value-type="float" office:value="1999" calcext:value-type="float">
            <text:p>199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Paul Thomas Anderson</text:p>
          </table:table-cell>
          <table:table-cell office:value-type="string" calcext:value-type="string">
            <text:p>Pat Healy, Genevieve Zweig, Mark Flanagan, Neil Fly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ain Man</text:p>
          </table:table-cell>
          <table:table-cell office:value-type="float" office:value="1988" calcext:value-type="float">
            <text:p>198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Barry Levinson</text:p>
          </table:table-cell>
          <table:table-cell office:value-type="string" calcext:value-type="string">
            <text:p>Dustin Hoffman, Tom Cruise, Valeria Golino, Gerald R. Mol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e Revenant</text:p>
          </table:table-cell>
          <table:table-cell office:value-type="float" office:value="2015" calcext:value-type="float">
            <text:p>20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dventure, Drama, Thriller</text:p>
          </table:table-cell>
          <table:table-cell office:value-type="string" calcext:value-type="string">
            <text:p>Alejandro González Iñárritu</text:p>
          </table:table-cell>
          <table:table-cell office:value-type="string" calcext:value-type="string">
            <text:p>Leonardo DiCaprio, Tom Hardy, Domhnall Gleeson, Will Poul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Hong Kong, Taiwan, USA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he Nightmare Before Christmas</text:p>
          </table:table-cell>
          <table:table-cell office:value-type="float" office:value="1993" calcext:value-type="float">
            <text:p>19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imation, Family, Fantasy</text:p>
          </table:table-cell>
          <table:table-cell office:value-type="string" calcext:value-type="string">
            <text:p>Henry Selick</text:p>
          </table:table-cell>
          <table:table-cell office:value-type="string" calcext:value-type="string">
            <text:p>Danny Elfman, Chris Sarandon, Catherine O'Hara, William Hic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uchstone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 Manchurian Candidate</text:p>
          </table:table-cell>
          <table:table-cell office:value-type="float" office:value="1962" calcext:value-type="float">
            <text:p>196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ama, Thriller</text:p>
          </table:table-cell>
          <table:table-cell office:value-type="string" calcext:value-type="string">
            <text:p>John Frankenheimer</text:p>
          </table:table-cell>
          <table:table-cell office:value-type="string" calcext:value-type="string">
            <text:p>Frank Sinatra, Laurence Harvey, Janet Leigh, Angela La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M/UA Classic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eadpool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tion, Adventure, Comedy</text:p>
          </table:table-cell>
          <table:table-cell office:value-type="string" calcext:value-type="string">
            <text:p>Tim Miller</text:p>
          </table:table-cell>
          <table:table-cell office:value-type="string" calcext:value-type="string">
            <text:p>Ryan Reynolds, Karan Soni, Ed Skrein, Michael Benya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he Wild Bunch</text:p>
          </table:table-cell>
          <table:table-cell office:value-type="float" office:value="1969" calcext:value-type="float">
            <text:p>196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ction, Adventure, Western</text:p>
          </table:table-cell>
          <table:table-cell office:value-type="string" calcext:value-type="string">
            <text:p>Sam Peckinpah</text:p>
          </table:table-cell>
          <table:table-cell office:value-type="string" calcext:value-type="string">
            <text:p>William Holden, Ernest Borgnine, Robert Ryan, Edmond O'Br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imation, Adventure, Comedy</text:p>
          </table:table-cell>
          <table:table-cell office:value-type="string" calcext:value-type="string">
            <text:p>Ron Clements, John Musker</text:p>
          </table:table-cell>
          <table:table-cell office:value-type="string" calcext:value-type="string">
            <text:p>Scott Weinger, Robin Williams, Linda Larkin, Jonathan Free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ig Fish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Ewan McGregor, Albert Finney, Billy Crudup, Jessica Lan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tton</text:p>
          </table:table-cell>
          <table:table-cell office:value-type="float" office:value="1970" calcext:value-type="float">
            <text:p>19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iography, Drama, War</text:p>
          </table:table-cell>
          <table:table-cell office:value-type="string" calcext:value-type="string">
            <text:p>Franklin J. Schaffner</text:p>
          </table:table-cell>
          <table:table-cell office:value-type="string" calcext:value-type="string">
            <text:p>George C. Scott, Karl Malden, Stephen Young, Michael Stro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he Lost Weekend</text:p>
          </table:table-cell>
          <table:table-cell office:value-type="float" office:value="1945" calcext:value-type="float">
            <text:p>19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ama, Film-Noir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Ray Milland, Jane Wyman, Phillip Terry, Howard Da Sil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hort Term 12</text:p>
          </table:table-cell>
          <table:table-cell office:value-type="float" office:value="2013" calcext:value-type="float">
            <text:p>20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estin Daniel Cretton</text:p>
          </table:table-cell>
          <table:table-cell office:value-type="string" calcext:value-type="string">
            <text:p>Brie Larson, John Gallagher Jr., Stephanie Beatriz, Rami Mal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edigm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is Girl Friday</text:p>
          </table:table-cell>
          <table:table-cell office:value-type="float" office:value="1940" calcext:value-type="float">
            <text:p>19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Cary Grant, Rosalind Russell, Ralph Bellamy, Gene Lockh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he Straight Story</text:p>
          </table:table-cell>
          <table:table-cell office:value-type="float" office:value="1999" calcext:value-type="float">
            <text:p>199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iography, Drama</text:p>
          </table:table-cell>
          <table:table-cell office:value-type="string" calcext:value-type="string">
            <text:p>David Lynch</text:p>
          </table:table-cell>
          <table:table-cell office:value-type="string" calcext:value-type="string">
            <text:p>Sissy Spacek, Jane Galloway Heitz, Joseph A. Carpenter, Donald Wieg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France, UK, USA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lumdog Millionaire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anny Boyle, Loveleen Tandan</text:p>
          </table:table-cell>
          <table:table-cell office:value-type="string" calcext:value-type="string">
            <text:p>Dev Patel, Saurabh Shukla, Anil Kapoor, Raj Zutsh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x Searchlight Pictures</text:p>
          </table:table-cell>
          <table:table-cell office:value-type="string" calcext:value-type="string">
            <text:p>UK, France, USA</text:p>
          </table:table-cell>
          <table:table-cell/>
        </table:table-row>
        <table:table-row table:style-name="ro1" table:number-rows-repeated="10483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or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Actors</text:p>
          </table:table-cell>
        </table:table-row>
        <table:table-row table:style-name="ro1">
          <table:table-cell/>
          <table:table-cell office:value-type="string" calcext:value-type="string">
            <text:p>Tim Robbins, Morgan Freeman, Bob Gunton, William Sadler</text:p>
          </table:table-cell>
        </table:table-row>
        <table:table-row table:style-name="ro1">
          <table:table-cell/>
          <table:table-cell office:value-type="string" calcext:value-type="string">
            <text:p>Marlon Brando, Al Pacino, James Caan, Richard S. Castellano</text:p>
          </table:table-cell>
        </table:table-row>
        <table:table-row table:style-name="ro1">
          <table:table-cell/>
          <table:table-cell office:value-type="string" calcext:value-type="string">
            <text:p>Al Pacino, Robert Duvall, Diane Keaton, Robert De Niro</text:p>
          </table:table-cell>
        </table:table-row>
        <table:table-row table:style-name="ro1">
          <table:table-cell/>
          <table:table-cell office:value-type="string" calcext:value-type="string">
            <text:p>Christian Bale, Heath Ledger, Aaron Eckhart, Michael Caine</text:p>
          </table:table-cell>
        </table:table-row>
        <table:table-row table:style-name="ro1">
          <table:table-cell/>
          <table:table-cell office:value-type="string" calcext:value-type="string">
            <text:p>Martin Balsam, John Fiedler, Lee J. Cobb, E.G. Marshall</text:p>
          </table:table-cell>
        </table:table-row>
        <table:table-row table:style-name="ro1">
          <table:table-cell/>
          <table:table-cell office:value-type="string" calcext:value-type="string">
            <text:p>Liam Neeson, Ben Kingsley, Ralph Fiennes, Caroline Goodall</text:p>
          </table:table-cell>
        </table:table-row>
        <table:table-row table:style-name="ro1">
          <table:table-cell/>
          <table:table-cell office:value-type="string" calcext:value-type="string">
            <text:p>Noel Appleby, Ali Astin, Sean Astin, David Aston</text:p>
          </table:table-cell>
        </table:table-row>
        <table:table-row table:style-name="ro1">
          <table:table-cell/>
          <table:table-cell office:value-type="string" calcext:value-type="string">
            <text:p>Tim Roth, Amanda Plummer, Laura Lovelace, John Travolta</text:p>
          </table:table-cell>
        </table:table-row>
        <table:table-row table:style-name="ro1">
          <table:table-cell/>
          <table:table-cell office:value-type="string" calcext:value-type="string">
            <text:p>Edward Norton, Brad Pitt, Meat Loaf, Zach Grenier</text:p>
          </table:table-cell>
        </table:table-row>
        <table:table-row table:style-name="ro1">
          <table:table-cell/>
          <table:table-cell office:value-type="string" calcext:value-type="string">
            <text:p>Alan Howard, Noel Appleby, Sean Astin, Sala Baker</text:p>
          </table:table-cell>
        </table:table-row>
        <table:table-row table:style-name="ro1">
          <table:table-cell/>
          <table:table-cell office:value-type="string" calcext:value-type="string">
            <text:p>Tom Hanks, Rebecca Williams, Sally Field, Michael Conner Humphreys</text:p>
          </table:table-cell>
        </table:table-row>
        <table:table-row table:style-name="ro1">
          <table:table-cell/>
          <table:table-cell office:value-type="string" calcext:value-type="string">
            <text:p>Mark Hamill, Harrison Ford, Carrie Fisher, Billy Dee Williams</text:p>
          </table:table-cell>
        </table:table-row>
        <table:table-row table:style-name="ro1">
          <table:table-cell/>
          <table:table-cell office:value-type="string" calcext:value-type="string">
            <text:p>Leonardo DiCaprio, Joseph Gordon-Levitt, Ellen Page, Tom Hardy</text:p>
          </table:table-cell>
        </table:table-row>
        <table:table-row table:style-name="ro1">
          <table:table-cell/>
          <table:table-cell office:value-type="string" calcext:value-type="string">
            <text:p>Bruce Allpress, Sean Astin, John Bach, Sala Baker</text:p>
          </table:table-cell>
        </table:table-row>
        <table:table-row table:style-name="ro1">
          <table:table-cell/>
          <table:table-cell office:value-type="string" calcext:value-type="string">
            <text:p>Michael Berryman, Peter Brocco, Dean R. Brooks, Alonzo Brown</text:p>
          </table:table-cell>
        </table:table-row>
        <table:table-row table:style-name="ro1">
          <table:table-cell/>
          <table:table-cell office:value-type="string" calcext:value-type="string">
            <text:p>Robert De Niro, Ray Liotta, Joe Pesci, Lorraine Bracco</text:p>
          </table:table-cell>
        </table:table-row>
        <table:table-row table:style-name="ro1">
          <table:table-cell/>
          <table:table-cell office:value-type="string" calcext:value-type="string">
            <text:p>Keanu Reeves, Laurence Fishburne, Carrie-Anne Moss, Hugo Weaving</text:p>
          </table:table-cell>
        </table:table-row>
        <table:table-row table:style-name="ro1">
          <table:table-cell/>
          <table:table-cell office:value-type="string" calcext:value-type="string">
            <text:p>Mark Hamill, Harrison Ford, Carrie Fisher, Peter Cushing</text:p>
          </table:table-cell>
        </table:table-row>
        <table:table-row table:style-name="ro1">
          <table:table-cell/>
          <table:table-cell office:value-type="string" calcext:value-type="string">
            <text:p>Morgan Freeman, Andrew Kevin Walker, Kevin Spacey, Daniel Zacapa</text:p>
          </table:table-cell>
        </table:table-row>
        <table:table-row table:style-name="ro1">
          <table:table-cell/>
          <table:table-cell office:value-type="string" calcext:value-type="string">
            <text:p>James Stewart, Donna Reed, Lionel Barrymore, Thomas Mitchell</text:p>
          </table:table-cell>
        </table:table-row>
        <table:table-row table:style-name="ro1">
          <table:table-cell/>
          <table:table-cell office:value-type="string" calcext:value-type="string">
            <text:p>Jodie Foster, Lawrence A. Bonney, Kasi Lemmons, Lawrence T. Wrentz</text:p>
          </table:table-cell>
        </table:table-row>
        <table:table-row table:style-name="ro1">
          <table:table-cell/>
          <table:table-cell office:value-type="string" calcext:value-type="string">
            <text:p>Stephen Baldwin, Gabriel Byrne, Benicio Del Toro, Kevin Pollak</text:p>
          </table:table-cell>
        </table:table-row>
        <table:table-row table:style-name="ro1">
          <table:table-cell/>
          <table:table-cell office:value-type="string" calcext:value-type="string">
            <text:p>Jean Reno, Gary Oldman, Natalie Portman, Danny Aiello</text:p>
          </table:table-cell>
        </table:table-row>
        <table:table-row table:style-name="ro1">
          <table:table-cell/>
          <table:table-cell office:value-type="string" calcext:value-type="string">
            <text:p>Tom Hanks, Tom Sizemore, Edward Burns, Barry Pepper</text:p>
          </table:table-cell>
        </table:table-row>
        <table:table-row table:style-name="ro1">
          <table:table-cell/>
          <table:table-cell office:value-type="string" calcext:value-type="string">
            <text:p>Virginia Cherrill, Florence Lee, Harry Myers, Al Ernest Garcia</text:p>
          </table:table-cell>
        </table:table-row>
        <table:table-row table:style-name="ro1">
          <table:table-cell/>
          <table:table-cell office:value-type="string" calcext:value-type="string">
            <text:p>Ellen Burstyn, Matthew McConaughey, Mackenzie Foy, John Lithgow</text:p>
          </table:table-cell>
        </table:table-row>
        <table:table-row table:style-name="ro1">
          <table:table-cell/>
          <table:table-cell office:value-type="string" calcext:value-type="string">
            <text:p>Edward Norton, Edward Furlong, Beverly D'Angelo, Jennifer Lien</text:p>
          </table:table-cell>
        </table:table-row>
        <table:table-row table:style-name="ro1">
          <table:table-cell/>
          <table:table-cell office:value-type="string" calcext:value-type="string">
            <text:p>Charles Chaplin, Paulette Goddard, Henry Bergman, Tiny Sandford</text:p>
          </table:table-cell>
        </table:table-row>
        <table:table-row table:style-name="ro1">
          <table:table-cell/>
          <table:table-cell office:value-type="string" calcext:value-type="string">
            <text:p>Humphrey Bogart, Ingrid Bergman, Paul Henreid, Claude Rains</text:p>
          </table:table-cell>
        </table:table-row>
        <table:table-row table:style-name="ro1">
          <table:table-cell/>
          <table:table-cell office:value-type="string" calcext:value-type="string">
            <text:p>Tom Hanks, David Morse, Michael Clarke Duncan, Bonnie Hunt</text:p>
          </table:table-cell>
        </table:table-row>
        <table:table-row table:style-name="ro1">
          <table:table-cell/>
          <table:table-cell office:value-type="string" calcext:value-type="string">
            <text:p>Anthony Perkins, Vera Miles, John Gavin, Janet Leigh</text:p>
          </table:table-cell>
        </table:table-row>
        <table:table-row table:style-name="ro1">
          <table:table-cell/>
          <table:table-cell office:value-type="string" calcext:value-type="string">
            <text:p>Harrison Ford, Karen Allen, Paul Freeman, Ronald Lacey</text:p>
          </table:table-cell>
        </table:table-row>
        <table:table-row table:style-name="ro1">
          <table:table-cell/>
          <table:table-cell office:value-type="string" calcext:value-type="string">
            <text:p>Adrien Brody, Emilia Fox, Michal Zebrowski, Ed Stoppard</text:p>
          </table:table-cell>
        </table:table-row>
        <table:table-row table:style-name="ro1">
          <table:table-cell/>
          <table:table-cell office:value-type="string" calcext:value-type="string">
            <text:p>James Stewart, Grace Kelly, Wendell Corey, Thelma Ritter</text:p>
          </table:table-cell>
        </table:table-row>
        <table:table-row table:style-name="ro1">
          <table:table-cell/>
          <table:table-cell office:value-type="string" calcext:value-type="string">
            <text:p>Leonardo DiCaprio, Matt Damon, Jack Nicholson, Mark Wahlberg</text:p>
          </table:table-cell>
        </table:table-row>
        <table:table-row table:style-name="ro1">
          <table:table-cell/>
          <table:table-cell office:value-type="string" calcext:value-type="string">
            <text:p>Miles Teller, J.K. Simmons, Paul Reiser, Melissa Benoist</text:p>
          </table:table-cell>
        </table:table-row>
        <table:table-row table:style-name="ro1">
          <table:table-cell/>
          <table:table-cell office:value-type="string" calcext:value-type="string">
            <text:p>Arnold Schwarzenegger, Linda Hamilton, Edward Furlong, Robert Patrick</text:p>
          </table:table-cell>
        </table:table-row>
        <table:table-row table:style-name="ro1">
          <table:table-cell/>
          <table:table-cell office:value-type="string" calcext:value-type="string">
            <text:p>Michael J. Fox, Christopher Lloyd, Lea Thompson, Crispin Glover</text:p>
          </table:table-cell>
        </table:table-row>
        <table:table-row table:style-name="ro1">
          <table:table-cell/>
          <table:table-cell office:value-type="string" calcext:value-type="string">
            <text:p>Russell Crowe, Joaquin Phoenix, Connie Nielsen, Oliver Reed</text:p>
          </table:table-cell>
        </table:table-row>
        <table:table-row table:style-name="ro1">
          <table:table-cell/>
          <table:table-cell office:value-type="string" calcext:value-type="string">
            <text:p>Rowan Atkinson, Matthew Broderick, Niketa Calame, Jim Cummings</text:p>
          </table:table-cell>
        </table:table-row>
        <table:table-row table:style-name="ro1">
          <table:table-cell/>
          <table:table-cell office:value-type="string" calcext:value-type="string">
            <text:p>Hugh Jackman, Christian Bale, Michael Caine, Piper Perabo</text:p>
          </table:table-cell>
        </table:table-row>
        <table:table-row table:style-name="ro1">
          <table:table-cell/>
          <table:table-cell office:value-type="string" calcext:value-type="string">
            <text:p>Marlon Brando, Martin Sheen, Robert Duvall, Frederic Forrest</text:p>
          </table:table-cell>
        </table:table-row>
        <table:table-row table:style-name="ro1">
          <table:table-cell/>
          <table:table-cell office:value-type="string" calcext:value-type="string">
            <text:p>Guy Pearce, Carrie-Anne Moss, Joe Pantoliano, Mark Boone Junior</text:p>
          </table:table-cell>
        </table:table-row>
        <table:table-row table:style-name="ro1">
          <table:table-cell/>
          <table:table-cell office:value-type="string" calcext:value-type="string">
            <text:p>Charles Chaplin, Jack Oakie, Reginald Gardiner, Henry Daniell</text:p>
          </table:table-cell>
        </table:table-row>
        <table:table-row table:style-name="ro1">
          <table:table-cell/>
          <table:table-cell office:value-type="string" calcext:value-type="string">
            <text:p>William Holden, Gloria Swanson, Erich von Stroheim, Nancy Olson</text:p>
          </table:table-cell>
        </table:table-row>
        <table:table-row table:style-name="ro1">
          <table:table-cell/>
          <table:table-cell office:value-type="string" calcext:value-type="string">
            <text:p>Tom Skerritt, Sigourney Weaver, Veronica Cartwright, Harry Dean Stanton</text:p>
          </table:table-cell>
        </table:table-row>
        <table:table-row table:style-name="ro1">
          <table:table-cell/>
          <table:table-cell office:value-type="string" calcext:value-type="string">
            <text:p>Peter Sellers, George C. Scott, Sterling Hayden, Keenan Wynn</text:p>
          </table:table-cell>
        </table:table-row>
        <table:table-row table:style-name="ro1">
          <table:table-cell/>
          <table:table-cell office:value-type="string" calcext:value-type="string">
            <text:p>Kirk Douglas, Ralph Meeker, Adolphe Menjou, George Macready</text:p>
          </table:table-cell>
        </table:table-row>
        <table:table-row table:style-name="ro1">
          <table:table-cell/>
          <table:table-cell office:value-type="string" calcext:value-type="string">
            <text:p>Jamie Foxx, Christoph Waltz, Leonardo DiCaprio, Kerry Washington</text:p>
          </table:table-cell>
        </table:table-row>
        <table:table-row table:style-name="ro1">
          <table:table-cell/>
          <table:table-cell office:value-type="string" calcext:value-type="string">
            <text:p>Jack Nicholson, Shelley Duvall, Danny Lloyd, Scatman Crothers</text:p>
          </table:table-cell>
        </table:table-row>
        <table:table-row table:style-name="ro1">
          <table:table-cell/>
          <table:table-cell office:value-type="string" calcext:value-type="string">
            <text:p>Tyrone Power, Marlene Dietrich, Charles Laughton, Elsa Lanchester</text:p>
          </table:table-cell>
        </table:table-row>
        <table:table-row table:style-name="ro1">
          <table:table-cell/>
          <table:table-cell office:value-type="string" calcext:value-type="string">
            <text:p>Christian Bale, Gary Oldman, Tom Hardy, Joseph Gordon-Levitt</text:p>
          </table:table-cell>
        </table:table-row>
        <table:table-row table:style-name="ro1">
          <table:table-cell/>
          <table:table-cell office:value-type="string" calcext:value-type="string">
            <text:p>Ben Burtt, Elissa Knight, Jeff Garlin, Fred Willard</text:p>
          </table:table-cell>
        </table:table-row>
        <table:table-row table:style-name="ro1">
          <table:table-cell/>
          <table:table-cell office:value-type="string" calcext:value-type="string">
            <text:p>Kevin Spacey, Annette Bening, Thora Birch, Wes Bentley</text:p>
          </table:table-cell>
        </table:table-row>
        <table:table-row table:style-name="ro1">
          <table:table-cell/>
          <table:table-cell office:value-type="string" calcext:value-type="string">
            <text:p>Robert De Niro, James Woods, Elizabeth McGovern, Joe Pesci</text:p>
          </table:table-cell>
        </table:table-row>
        <table:table-row table:style-name="ro1">
          <table:table-cell/>
          <table:table-cell office:value-type="string" calcext:value-type="string">
            <text:p>Sigourney Weaver, Carrie Henn, Michael Biehn, Paul Reiser</text:p>
          </table:table-cell>
        </table:table-row>
        <table:table-row table:style-name="ro1">
          <table:table-cell/>
          <table:table-cell office:value-type="string" calcext:value-type="string">
            <text:p>Joseph Cotten, Dorothy Comingore, Agnes Moorehead, Ruth Warrick</text:p>
          </table:table-cell>
        </table:table-row>
        <table:table-row table:style-name="ro1">
          <table:table-cell/>
          <table:table-cell office:value-type="string" calcext:value-type="string">
            <text:p>Cary Grant, Eva Marie Saint, James Mason, Jessie Royce Landis</text:p>
          </table:table-cell>
        </table:table-row>
        <table:table-row table:style-name="ro1">
          <table:table-cell/>
          <table:table-cell office:value-type="string" calcext:value-type="string">
            <text:p>James Stewart, Kim Novak, Barbara Bel Geddes, Tom Helmore</text:p>
          </table:table-cell>
        </table:table-row>
        <table:table-row table:style-name="ro1">
          <table:table-cell/>
          <table:table-cell office:value-type="string" calcext:value-type="string">
            <text:p>Mark Hamill, Harrison Ford, Carrie Fisher, Billy Dee Williams</text:p>
          </table:table-cell>
        </table:table-row>
        <table:table-row table:style-name="ro1">
          <table:table-cell/>
          <table:table-cell office:value-type="string" calcext:value-type="string">
            <text:p>James Robinson, Sean Lawlor, Sandy Nelson, James Cosmo</text:p>
          </table:table-cell>
        </table:table-row>
        <table:table-row table:style-name="ro1">
          <table:table-cell/>
          <table:table-cell office:value-type="string" calcext:value-type="string">
            <text:p>Harvey Keitel, Tim Roth, Michael Madsen, Chris Penn</text:p>
          </table:table-cell>
        </table:table-row>
        <table:table-row table:style-name="ro1">
          <table:table-cell/>
          <table:table-cell office:value-type="string" calcext:value-type="string">
            <text:p>Fred MacMurray, Barbara Stanwyck, Edward G. Robinson, Porter Hall</text:p>
          </table:table-cell>
        </table:table-row>
        <table:table-row table:style-name="ro1">
          <table:table-cell/>
          <table:table-cell office:value-type="string" calcext:value-type="string">
            <text:p>Ellen Burstyn, Jared Leto, Jennifer Connelly, Marlon Wayans</text:p>
          </table:table-cell>
        </table:table-row>
        <table:table-row table:style-name="ro1">
          <table:table-cell/>
          <table:table-cell office:value-type="string" calcext:value-type="string">
            <text:p>Peter O'Toole, Alec Guinness, Anthony Quinn, Jack Hawkins</text:p>
          </table:table-cell>
        </table:table-row>
        <table:table-row table:style-name="ro1">
          <table:table-cell/>
          <table:table-cell office:value-type="string" calcext:value-type="string">
            <text:p>Carl Miller, Edna Purviance, Jackie Coogan, Charles Chaplin</text:p>
          </table:table-cell>
        </table:table-row>
        <table:table-row table:style-name="ro1">
          <table:table-cell/>
          <table:table-cell office:value-type="string" calcext:value-type="string">
            <text:p>Malcolm McDowell, Patrick Magee, Michael Bates, Warren Clarke</text:p>
          </table:table-cell>
        </table:table-row>
        <table:table-row table:style-name="ro1">
          <table:table-cell/>
          <table:table-cell office:value-type="string" calcext:value-type="string">
            <text:p>F. Murray Abraham, Tom Hulce, Elizabeth Berridge, Roy Dotrice</text:p>
          </table:table-cell>
        </table:table-row>
        <table:table-row table:style-name="ro1">
          <table:table-cell/>
          <table:table-cell office:value-type="string" calcext:value-type="string">
            <text:p>Gregory Peck, John Megna, Frank Overton, Rosemary Murphy</text:p>
          </table:table-cell>
        </table:table-row>
        <table:table-row table:style-name="ro1">
          <table:table-cell/>
          <table:table-cell office:value-type="string" calcext:value-type="string">
            <text:p>Jim Carrey, Kate Winslet, Gerry Robert Byrne, Elijah Wood</text:p>
          </table:table-cell>
        </table:table-row>
        <table:table-row table:style-name="ro1">
          <table:table-cell/>
          <table:table-cell office:value-type="string" calcext:value-type="string">
            <text:p>Gene Kelly, Donald O'Connor, Debbie Reynolds, Jean Hagen</text:p>
          </table:table-cell>
        </table:table-row>
        <table:table-row table:style-name="ro1">
          <table:table-cell/>
          <table:table-cell office:value-type="string" calcext:value-type="string">
            <text:p>Diahnne Abbott, Frank Adu, Victor Argo, Gino Ardito</text:p>
          </table:table-cell>
        </table:table-row>
        <table:table-row table:style-name="ro1">
          <table:table-cell/>
          <table:table-cell office:value-type="string" calcext:value-type="string">
            <text:p>Paul Newman, Robert Redford, Robert Shaw, Charles Durning</text:p>
          </table:table-cell>
        </table:table-row>
        <table:table-row table:style-name="ro1">
          <table:table-cell/>
          <table:table-cell office:value-type="string" calcext:value-type="string">
            <text:p>Tom Hanks, Tim Allen, Joan Cusack, Ned Beatty</text:p>
          </table:table-cell>
        </table:table-row>
        <table:table-row table:style-name="ro1">
          <table:table-cell/>
          <table:table-cell office:value-type="string" calcext:value-type="string">
            <text:p>Keir Dullea, Gary Lockwood, William Sylvester, Daniel Richter</text:p>
          </table:table-cell>
        </table:table-row>
        <table:table-row table:style-name="ro1">
          <table:table-cell/>
          <table:table-cell office:value-type="string" calcext:value-type="string">
            <text:p>Matthew Modine, Adam Baldwin, Vincent D'Onofrio, R. Lee Ermey</text:p>
          </table:table-cell>
        </table:table-row>
        <table:table-row table:style-name="ro1">
          <table:table-cell/>
          <table:table-cell office:value-type="string" calcext:value-type="string">
            <text:p>Ansel Elgort, Jon Bernthal, Jon Hamm, Eiza González</text:p>
          </table:table-cell>
        </table:table-row>
        <table:table-row table:style-name="ro1">
          <table:table-cell/>
          <table:table-cell office:value-type="string" calcext:value-type="string">
            <text:p>Tom Hanks, Tim Allen, Don Rickles, Jim Varney</text:p>
          </table:table-cell>
        </table:table-row>
        <table:table-row table:style-name="ro1">
          <table:table-cell/>
          <table:table-cell office:value-type="string" calcext:value-type="string">
            <text:p>Brad Pitt, Mélanie Laurent, Christoph Waltz, Eli Roth</text:p>
          </table:table-cell>
        </table:table-row>
        <table:table-row table:style-name="ro1">
          <table:table-cell/>
          <table:table-cell office:value-type="string" calcext:value-type="string">
            <text:p>Benicio Del Toro, Dennis Farina, Vinnie Jones, Brad Pitt</text:p>
          </table:table-cell>
        </table:table-row>
        <table:table-row table:style-name="ro1">
          <table:table-cell/>
          <table:table-cell office:value-type="string" calcext:value-type="string">
            <text:p>Jack Lemmon, Shirley MacLaine, Fred MacMurray, Ray Walston</text:p>
          </table:table-cell>
        </table:table-row>
        <table:table-row table:style-name="ro1">
          <table:table-cell/>
          <table:table-cell office:value-type="string" calcext:value-type="string">
            <text:p>Bette Davis, Anne Baxter, George Sanders, Celeste Holm</text:p>
          </table:table-cell>
        </table:table-row>
        <table:table-row table:style-name="ro1">
          <table:table-cell/>
          <table:table-cell office:value-type="string" calcext:value-type="string">
            <text:p>Graham Chapman, John Cleese, Eric Idle, Terry Gilliam</text:p>
          </table:table-cell>
        </table:table-row>
        <table:table-row table:style-name="ro1">
          <table:table-cell/>
          <table:table-cell office:value-type="string" calcext:value-type="string">
            <text:p>Al Pacino, Steven Bauer, Michelle Pfeiffer, Mary Elizabeth Mastrantonio</text:p>
          </table:table-cell>
        </table:table-row>
        <table:table-row table:style-name="ro1">
          <table:table-cell/>
          <table:table-cell office:value-type="string" calcext:value-type="string">
            <text:p>Kevin Spacey, Russell Crowe, Guy Pearce, James Cromwell</text:p>
          </table:table-cell>
        </table:table-row>
        <table:table-row table:style-name="ro1">
          <table:table-cell/>
          <table:table-cell office:value-type="string" calcext:value-type="string">
            <text:p>Matt Damon, Ben Affleck, Stellan Skarsgård, John Mighton</text:p>
          </table:table-cell>
        </table:table-row>
        <table:table-row table:style-name="ro1">
          <table:table-cell/>
          <table:table-cell office:value-type="string" calcext:value-type="string">
            <text:p>Humphrey Bogart, Walter Huston, Tim Holt, Bruce Bennett</text:p>
          </table:table-cell>
        </table:table-row>
        <table:table-row table:style-name="ro1">
          <table:table-cell/>
          <table:table-cell office:value-type="string" calcext:value-type="string">
            <text:p>Harrison Ford, Sean Connery, Denholm Elliott, Alison Doody</text:p>
          </table:table-cell>
        </table:table-row>
        <table:table-row table:style-name="ro1">
          <table:table-cell/>
          <table:table-cell office:value-type="string" calcext:value-type="string">
            <text:p>Marilyn Monroe, Tony Curtis, Jack Lemmon, George Raft</text:p>
          </table:table-cell>
        </table:table-row>
        <table:table-row table:style-name="ro1">
          <table:table-cell/>
          <table:table-cell office:value-type="string" calcext:value-type="string">
            <text:p>Christian Bale, Michael Caine, Liam Neeson, Katie Holmes</text:p>
          </table:table-cell>
        </table:table-row>
        <table:table-row table:style-name="ro1">
          <table:table-cell/>
          <table:table-cell office:value-type="string" calcext:value-type="string">
            <text:p>Edward Asner, Christopher Plummer, Jordan Nagai, Bob Peterson</text:p>
          </table:table-cell>
        </table:table-row>
        <table:table-row table:style-name="ro1">
          <table:table-cell/>
          <table:table-cell office:value-type="string" calcext:value-type="string">
            <text:p>Joseph Cotten, Alida Valli, Orson Welles, Trevor Howard</text:p>
          </table:table-cell>
        </table:table-row>
        <table:table-row table:style-name="ro1">
          <table:table-cell/>
          <table:table-cell office:value-type="string" calcext:value-type="string">
            <text:p>Clint Eastwood, Gene Hackman, Morgan Freeman, Richard Harris</text:p>
          </table:table-cell>
        </table:table-row>
        <table:table-row table:style-name="ro1">
          <table:table-cell/>
          <table:table-cell office:value-type="string" calcext:value-type="string">
            <text:p>Spencer Tracy, Burt Lancaster, Richard Widmark, Marlene Dietrich</text:p>
          </table:table-cell>
        </table:table-row>
        <table:table-row table:style-name="ro1">
          <table:table-cell/>
          <table:table-cell office:value-type="string" calcext:value-type="string">
            <text:p>Robert De Niro, Cathy Moriarty, Joe Pesci, Frank Vincent</text:p>
          </table:table-cell>
        </table:table-row>
        <table:table-row table:style-name="ro1">
          <table:table-cell/>
          <table:table-cell office:value-type="string" calcext:value-type="string">
            <text:p>Steve McQueen, James Garner, Richard Attenborough, James Donald</text:p>
          </table:table-cell>
        </table:table-row>
        <table:table-row table:style-name="ro1">
          <table:table-cell/>
          <table:table-cell office:value-type="string" calcext:value-type="string">
            <text:p>Al Pacino, Robert De Niro, Val Kilmer, Jon Voight</text:p>
          </table:table-cell>
        </table:table-row>
        <table:table-row table:style-name="ro1">
          <table:table-cell/>
          <table:table-cell office:value-type="string" calcext:value-type="string">
            <text:p>Bruce Willis, Bonnie Bedelia, Reginald VelJohnson, Paul Gleason</text:p>
          </table:table-cell>
        </table:table-row>
        <table:table-row table:style-name="ro1">
          <table:table-cell/>
          <table:table-cell office:value-type="string" calcext:value-type="string">
            <text:p>Charles Chaplin, Mack Swain, Tom Murray, Henry Bergman</text:p>
          </table:table-cell>
        </table:table-row>
        <table:table-row table:style-name="ro1">
          <table:table-cell/>
          <table:table-cell office:value-type="string" calcext:value-type="string">
            <text:p>Jack Nicholson, Faye Dunaway, John Huston, Perry Lopez</text:p>
          </table:table-cell>
        </table:table-row>
        <table:table-row table:style-name="ro1">
          <table:table-cell/>
          <table:table-cell office:value-type="string" calcext:value-type="string">
            <text:p>Marlon Brando, Karl Malden, Lee J. Cobb, Rod Steiger</text:p>
          </table:table-cell>
        </table:table-row>
        <table:table-row table:style-name="ro1">
          <table:table-cell/>
          <table:table-cell office:value-type="string" calcext:value-type="string">
            <text:p>Jean Arthur, James Stewart, Claude Rains, Edward Arnold</text:p>
          </table:table-cell>
        </table:table-row>
        <table:table-row table:style-name="ro1">
          <table:table-cell/>
          <table:table-cell office:value-type="string" calcext:value-type="string">
            <text:p>Buster Keaton, Marion Mack, Glen Cavender, Jim Farley</text:p>
          </table:table-cell>
        </table:table-row>
        <table:table-row table:style-name="ro1">
          <table:table-cell/>
          <table:table-cell office:value-type="string" calcext:value-type="string">
            <text:p>Amy Poehler, Phyllis Smith, Richard Kind, Bill Hader</text:p>
          </table:table-cell>
        </table:table-row>
        <table:table-row table:style-name="ro1">
          <table:table-cell/>
          <table:table-cell office:value-type="string" calcext:value-type="string">
            <text:p>William Holden, Alec Guinness, Jack Hawkins, Sessue Hayakawa</text:p>
          </table:table-cell>
        </table:table-row>
        <table:table-row table:style-name="ro1">
          <table:table-cell/>
          <table:table-cell office:value-type="string" calcext:value-type="string">
            <text:p>Brie Larson, Jacob Tremblay, Sean Bridgers, Wendy Crewson</text:p>
          </table:table-cell>
        </table:table-row>
        <table:table-row table:style-name="ro1">
          <table:table-cell/>
          <table:table-cell office:value-type="string" calcext:value-type="string">
            <text:p>Ryan Gosling, Emma Stone, Amiée Conn, Terry Walters</text:p>
          </table:table-cell>
        </table:table-row>
        <table:table-row table:style-name="ro1">
          <table:table-cell/>
          <table:table-cell office:value-type="string" calcext:value-type="string">
            <text:p>Hugh Jackman, Patrick Stewart, Dafne Keen, Boyd Holbrook</text:p>
          </table:table-cell>
        </table:table-row>
        <table:table-row table:style-name="ro1">
          <table:table-cell/>
          <table:table-cell office:value-type="string" calcext:value-type="string">
            <text:p>Harrison Ford, Rutger Hauer, Sean Young, Edward James Olmos</text:p>
          </table:table-cell>
        </table:table-row>
        <table:table-row table:style-name="ro1">
          <table:table-cell/>
          <table:table-cell office:value-type="string" calcext:value-type="string">
            <text:p>Jason Flemyng, Dexter Fletcher, Nick Moran, Jason Statham</text:p>
          </table:table-cell>
        </table:table-row>
        <table:table-row table:style-name="ro1">
          <table:table-cell/>
          <table:table-cell office:value-type="string" calcext:value-type="string">
            <text:p>Robert De Niro, Sharon Stone, Joe Pesci, James Woods</text:p>
          </table:table-cell>
        </table:table-row>
        <table:table-row table:style-name="ro1">
          <table:table-cell/>
          <table:table-cell office:value-type="string" calcext:value-type="string">
            <text:p>Russell Crowe, Ed Harris, Jennifer Connelly, Christopher Plummer</text:p>
          </table:table-cell>
        </table:table-row>
        <table:table-row table:style-name="ro1">
          <table:table-cell/>
          <table:table-cell office:value-type="string" calcext:value-type="string">
            <text:p>Anthony Hopkins, John Hurt, Anne Bancroft, John Gielgud</text:p>
          </table:table-cell>
        </table:table-row>
        <table:table-row table:style-name="ro1">
          <table:table-cell/>
          <table:table-cell office:value-type="string" calcext:value-type="string">
            <text:p>Joel Edgerton, Tom Hardy, Nick Nolte, Jennifer Morrison</text:p>
          </table:table-cell>
        </table:table-row>
        <table:table-row table:style-name="ro1">
          <table:table-cell/>
          <table:table-cell office:value-type="string" calcext:value-type="string">
            <text:p>Natalie Portman, Hugo Weaving, Stephen Rea, Stephen Fry</text:p>
          </table:table-cell>
        </table:table-row>
        <table:table-row table:style-name="ro1">
          <table:table-cell/>
          <table:table-cell office:value-type="string" calcext:value-type="string">
            <text:p>Leonardo DiCaprio, Jonah Hill, Margot Robbie, Matthew McConaughey</text:p>
          </table:table-cell>
        </table:table-row>
        <table:table-row table:style-name="ro1">
          <table:table-cell/>
          <table:table-cell office:value-type="string" calcext:value-type="string">
            <text:p>Ray Milland, Grace Kelly, Robert Cummings, John Williams</text:p>
          </table:table-cell>
        </table:table-row>
        <table:table-row table:style-name="ro1">
          <table:table-cell/>
          <table:table-cell office:value-type="string" calcext:value-type="string">
            <text:p>Andrew Garfield, Richard Pyros, Jacob Warner, Milo Gibson</text:p>
          </table:table-cell>
        </table:table-row>
        <table:table-row table:style-name="ro1">
          <table:table-cell/>
          <table:table-cell office:value-type="string" calcext:value-type="string">
            <text:p>Thomas Mitchell, Barbara O'Neil, Vivien Leigh, Evelyn Keyes</text:p>
          </table:table-cell>
        </table:table-row>
        <table:table-row table:style-name="ro1">
          <table:table-cell/>
          <table:table-cell office:value-type="string" calcext:value-type="string">
            <text:p>Anthony Quinn, Irene Papas, Michael Ansara, Johnny Sekka</text:p>
          </table:table-cell>
        </table:table-row>
        <table:table-row table:style-name="ro1">
          <table:table-cell/>
          <table:table-cell office:value-type="string" calcext:value-type="string">
            <text:p>Laurence Olivier, Joan Fontaine, George Sanders, Judith Anderson</text:p>
          </table:table-cell>
        </table:table-row>
        <table:table-row table:style-name="ro1">
          <table:table-cell/>
          <table:table-cell office:value-type="string" calcext:value-type="string">
            <text:p>Ewan McGregor, Ewen Bremner, Jonny Lee Miller, Kevin McKidd</text:p>
          </table:table-cell>
        </table:table-row>
        <table:table-row table:style-name="ro1">
          <table:table-cell/>
          <table:table-cell office:value-type="string" calcext:value-type="string">
            <text:p>Robert De Niro, John Cazale, John Savage, Christopher Walken</text:p>
          </table:table-cell>
        </table:table-row>
        <table:table-row table:style-name="ro1">
          <table:table-cell/>
          <table:table-cell office:value-type="string" calcext:value-type="string">
            <text:p>Paul Newman, George Kennedy, J.D. Cannon, Lou Antonio</text:p>
          </table:table-cell>
        </table:table-row>
        <table:table-row table:style-name="ro1">
          <table:table-cell/>
          <table:table-cell office:value-type="string" calcext:value-type="string">
            <text:p>Clint Eastwood, Christopher Carley, Bee Vang, Ahney Her</text:p>
          </table:table-cell>
        </table:table-row>
        <table:table-row table:style-name="ro1">
          <table:table-cell/>
          <table:table-cell office:value-type="string" calcext:value-type="string">
            <text:p>Jeff Bridges, John Goodman, Julianne Moore, Steve Buscemi</text:p>
          </table:table-cell>
        </table:table-row>
        <table:table-row table:style-name="ro1">
          <table:table-cell/>
          <table:table-cell office:value-type="string" calcext:value-type="string">
            <text:p>Kurt Russell, Wilford Brimley, T.K. Carter, David Clennon</text:p>
          </table:table-cell>
        </table:table-row>
        <table:table-row table:style-name="ro1">
          <table:table-cell/>
          <table:table-cell office:value-type="string" calcext:value-type="string">
            <text:p>Clark Gable, Claudette Colbert, Walter Connolly, Roscoe Karns</text:p>
          </table:table-cell>
        </table:table-row>
        <table:table-row table:style-name="ro1">
          <table:table-cell/>
          <table:table-cell office:value-type="string" calcext:value-type="string">
            <text:p>William H. Macy, Steve Buscemi, Peter Stormare, Kristin Rudrüd</text:p>
          </table:table-cell>
        </table:table-row>
        <table:table-row table:style-name="ro1">
          <table:table-cell/>
          <table:table-cell office:value-type="string" calcext:value-type="string">
            <text:p>Bruce Willis, Haley Joel Osment, Toni Collette, Olivia Williams</text:p>
          </table:table-cell>
        </table:table-row>
        <table:table-row table:style-name="ro1">
          <table:table-cell/>
          <table:table-cell office:value-type="string" calcext:value-type="string">
            <text:p>Albert Brooks, Ellen DeGeneres, Alexander Gould, Willem Dafoe</text:p>
          </table:table-cell>
        </table:table-row>
        <table:table-row table:style-name="ro1">
          <table:table-cell/>
          <table:table-cell office:value-type="string" calcext:value-type="string">
            <text:p>Toni Collette, Philip Seymour Hoffman, Barry Humphries, Eric Bana</text:p>
          </table:table-cell>
        </table:table-row>
        <table:table-row table:style-name="ro1">
          <table:table-cell/>
          <table:table-cell office:value-type="string" calcext:value-type="string">
            <text:p>Tommy Lee Jones, Javier Bardem, Josh Brolin, Woody Harrelson</text:p>
          </table:table-cell>
        </table:table-row>
        <table:table-row table:style-name="ro1">
          <table:table-cell/>
          <table:table-cell office:value-type="string" calcext:value-type="string">
            <text:p>Jay Baruchel, Gerard Butler, Craig Ferguson, America Ferrera</text:p>
          </table:table-cell>
        </table:table-row>
        <table:table-row table:style-name="ro1">
          <table:table-cell/>
          <table:table-cell office:value-type="string" calcext:value-type="string">
            <text:p>Daniel Day-Lewis, Martin Stringer, Matthew Braden Stringer, Jacob Stringer</text:p>
          </table:table-cell>
        </table:table-row>
        <table:table-row table:style-name="ro1">
          <table:table-cell/>
          <table:table-cell office:value-type="string" calcext:value-type="string">
            <text:p>Emile Hirsch, Marcia Gay Harden, William Hurt, Jena Malone</text:p>
          </table:table-cell>
        </table:table-row>
        <table:table-row table:style-name="ro1">
          <table:table-cell/>
          <table:table-cell office:value-type="string" calcext:value-type="string">
            <text:p>Uma Thurman, Lucy Liu, Vivica A. Fox, Daryl Hannah</text:p>
          </table:table-cell>
        </table:table-row>
        <table:table-row table:style-name="ro1">
          <table:table-cell/>
          <table:table-cell office:value-type="string" calcext:value-type="string">
            <text:p>Ben Affleck, Rosamund Pike, Neil Patrick Harris, Tyler Perry</text:p>
          </table:table-cell>
        </table:table-row>
        <table:table-row table:style-name="ro1">
          <table:table-cell/>
          <table:table-cell office:value-type="string" calcext:value-type="string">
            <text:p>Graham Chapman, John Cleese, Terry Gilliam, Eric Idle</text:p>
          </table:table-cell>
        </table:table-row>
        <table:table-row table:style-name="ro1">
          <table:table-cell/>
          <table:table-cell office:value-type="string" calcext:value-type="string">
            <text:p>Faye Dunaway, William Holden, Peter Finch, Robert Duvall</text:p>
          </table:table-cell>
        </table:table-row>
        <table:table-row table:style-name="ro1">
          <table:table-cell/>
          <table:table-cell office:value-type="string" calcext:value-type="string">
            <text:p>Leonardo DiCaprio, Mark Ruffalo, Ben Kingsley, Max von Sydow</text:p>
          </table:table-cell>
        </table:table-row>
        <table:table-row table:style-name="ro1">
          <table:table-cell/>
          <table:table-cell office:value-type="string" calcext:value-type="string">
            <text:p>Alison Crosbie, Daniel Day-Lewis, Philip King, Emma Thompson</text:p>
          </table:table-cell>
        </table:table-row>
        <table:table-row table:style-name="ro1">
          <table:table-cell/>
          <table:table-cell office:value-type="string" calcext:value-type="string">
            <text:p>Chris Hemsworth, Daniel Brühl, Olivia Wilde, Alexandra Maria Lara</text:p>
          </table:table-cell>
        </table:table-row>
        <table:table-row table:style-name="ro1">
          <table:table-cell/>
          <table:table-cell office:value-type="string" calcext:value-type="string">
            <text:p>Don Cheadle, Xolani Mali, Desmond Dube, Hakeem Kae-Kazim</text:p>
          </table:table-cell>
        </table:table-row>
        <table:table-row table:style-name="ro1">
          <table:table-cell/>
          <table:table-cell office:value-type="string" calcext:value-type="string">
            <text:p>Tom Berenger, Keith David, Willem Dafoe, Forest Whitaker</text:p>
          </table:table-cell>
        </table:table-row>
        <table:table-row table:style-name="ro1">
          <table:table-cell/>
          <table:table-cell office:value-type="string" calcext:value-type="string">
            <text:p>David Rawle, Brendan Gleeson, Lisa Hannigan, Fionnula Flanagan</text:p>
          </table:table-cell>
        </table:table-row>
        <table:table-row table:style-name="ro1">
          <table:table-cell/>
          <table:table-cell office:value-type="string" calcext:value-type="string">
            <text:p>Charlton Heston, Jack Hawkins, Haya Harareet, Stephen Boyd</text:p>
          </table:table-cell>
        </table:table-row>
        <table:table-row table:style-name="ro1">
          <table:table-cell/>
          <table:table-cell office:value-type="string" calcext:value-type="string">
            <text:p>Wil Wheaton, River Phoenix, Corey Feldman, Jerry O'Connell</text:p>
          </table:table-cell>
        </table:table-row>
        <table:table-row table:style-name="ro1">
          <table:table-cell/>
          <table:table-cell office:value-type="string" calcext:value-type="string">
            <text:p>Richard Gere, Joan Allen, Cary-Hiroyuki Tagawa, Sarah Roemer</text:p>
          </table:table-cell>
        </table:table-row>
        <table:table-row table:style-name="ro1">
          <table:table-cell/>
          <table:table-cell office:value-type="string" calcext:value-type="string">
            <text:p>Dennis Price, Valerie Hobson, Joan Greenwood, Alec Guinness</text:p>
          </table:table-cell>
        </table:table-row>
        <table:table-row table:style-name="ro1">
          <table:table-cell/>
          <table:table-cell office:value-type="string" calcext:value-type="string">
            <text:p>Humphrey Bogart, Mary Astor, Gladys George, Peter Lorre</text:p>
          </table:table-cell>
        </table:table-row>
        <table:table-row table:style-name="ro1">
          <table:table-cell/>
          <table:table-cell office:value-type="string" calcext:value-type="string">
            <text:p>Paul Newman, Robert Redford, Katharine Ross, Strother Martin</text:p>
          </table:table-cell>
        </table:table-row>
        <table:table-row table:style-name="ro1">
          <table:table-cell/>
          <table:table-cell office:value-type="string" calcext:value-type="string">
            <text:p>Tim Roth, Pruitt Taylor Vince, Bill Nunn, Clarence Williams III</text:p>
          </table:table-cell>
        </table:table-row>
        <table:table-row table:style-name="ro1">
          <table:table-cell/>
          <table:table-cell office:value-type="string" calcext:value-type="string">
            <text:p>Mark Ruffalo, Michael Keaton, Rachel McAdams, Liev Schreiber</text:p>
          </table:table-cell>
        </table:table-row>
        <table:table-row table:style-name="ro1">
          <table:table-cell/>
          <table:table-cell office:value-type="string" calcext:value-type="string">
            <text:p>Celia Johnson, Trevor Howard, Stanley Holloway, Joyce Carey</text:p>
          </table:table-cell>
        </table:table-row>
        <table:table-row table:style-name="ro1">
          <table:table-cell/>
          <table:table-cell office:value-type="string" calcext:value-type="string">
            <text:p>Myrna Loy, Fredric March, Dana Andrews, Teresa Wright</text:p>
          </table:table-cell>
        </table:table-row>
        <table:table-row table:style-name="ro1">
          <table:table-cell/>
          <table:table-cell office:value-type="string" calcext:value-type="string">
            <text:p>Henry Fonda, Jane Darwell, John Carradine, Charley Grapewin</text:p>
          </table:table-cell>
        </table:table-row>
        <table:table-row table:style-name="ro1">
          <table:table-cell/>
          <table:table-cell office:value-type="string" calcext:value-type="string">
            <text:p>Chiwetel Ejiofor, Dwight Henry, Dickie Gravois, Bryan Batt</text:p>
          </table:table-cell>
        </table:table-row>
        <table:table-row table:style-name="ro1">
          <table:table-cell/>
          <table:table-cell office:value-type="string" calcext:value-type="string">
            <text:p>Ralph Fiennes, F. Murray Abraham, Mathieu Amalric, Adrien Brody</text:p>
          </table:table-cell>
        </table:table-row>
        <table:table-row table:style-name="ro1">
          <table:table-cell/>
          <table:table-cell office:value-type="string" calcext:value-type="string">
            <text:p>Tom Hardy, Charlize Theron, Nicholas Hoult, Hugh Keays-Byrne</text:p>
          </table:table-cell>
        </table:table-row>
        <table:table-row table:style-name="ro1">
          <table:table-cell/>
          <table:table-cell office:value-type="string" calcext:value-type="string">
            <text:p>Cary Elwes, Mandy Patinkin, Chris Sarandon, Christopher Guest</text:p>
          </table:table-cell>
        </table:table-row>
        <table:table-row table:style-name="ro1">
          <table:table-cell/>
          <table:table-cell office:value-type="string" calcext:value-type="string">
            <text:p>Bette Davis, Joan Crawford, Victor Buono, Wesley Addy</text:p>
          </table:table-cell>
        </table:table-row>
        <table:table-row table:style-name="ro1">
          <table:table-cell/>
          <table:table-cell office:value-type="string" calcext:value-type="string">
            <text:p>Clint Eastwood, Hilary Swank, Morgan Freeman, Jay Baruchel</text:p>
          </table:table-cell>
        </table:table-row>
        <table:table-row table:style-name="ro1">
          <table:table-cell/>
          <table:table-cell office:value-type="string" calcext:value-type="string">
            <text:p>Sam Neill, Laura Dern, Jeff Goldblum, Richard Attenborough</text:p>
          </table:table-cell>
        </table:table-row>
        <table:table-row table:style-name="ro1">
          <table:table-cell/>
          <table:table-cell office:value-type="string" calcext:value-type="string">
            <text:p>Charlton Heston, Janet Leigh, Orson Welles, Joseph Calleia</text:p>
          </table:table-cell>
        </table:table-row>
        <table:table-row table:style-name="ro1">
          <table:table-cell/>
          <table:table-cell office:value-type="string" calcext:value-type="string">
            <text:p>Tom Holland, Michael Keaton, Robert Downey Jr., Marisa Tomei</text:p>
          </table:table-cell>
        </table:table-row>
        <table:table-row table:style-name="ro1">
          <table:table-cell/>
          <table:table-cell office:value-type="string" calcext:value-type="string">
            <text:p>Ethan Hawke, Julie Delpy, Andrea Eckert, Hanno Pöschl</text:p>
          </table:table-cell>
        </table:table-row>
        <table:table-row table:style-name="ro1">
          <table:table-cell/>
          <table:table-cell office:value-type="string" calcext:value-type="string">
            <text:p>Jim Carrey, Laura Linney, Noah Emmerich, Natascha McElhone</text:p>
          </table:table-cell>
        </table:table-row>
        <table:table-row table:style-name="ro1">
          <table:table-cell/>
          <table:table-cell office:value-type="string" calcext:value-type="string">
            <text:p>Ralph Fiennes, Michael Gambon, Alan Rickman, Daniel Radcliffe</text:p>
          </table:table-cell>
        </table:table-row>
        <table:table-row table:style-name="ro1">
          <table:table-cell/>
          <table:table-cell office:value-type="string" calcext:value-type="string">
            <text:p>Harrison Ford, Mark Hamill, Carrie Fisher, Adam Driver</text:p>
          </table:table-cell>
        </table:table-row>
        <table:table-row table:style-name="ro1">
          <table:table-cell/>
          <table:table-cell office:value-type="string" calcext:value-type="string">
            <text:p>Harry Dean Stanton, Sam Berry, Bernhard Wicki, Dean Stockwell</text:p>
          </table:table-cell>
        </table:table-row>
        <table:table-row table:style-name="ro1">
          <table:table-cell/>
          <table:table-cell office:value-type="string" calcext:value-type="string">
            <text:p>Timothy Bottoms, Jeff Bridges, Cybill Shepherd, Ben Johnson</text:p>
          </table:table-cell>
        </table:table-row>
        <table:table-row table:style-name="ro1">
          <table:table-cell/>
          <table:table-cell office:value-type="string" calcext:value-type="string">
            <text:p>Ben Kingsley, Candice Bergen, Edward Fox, John Gielgud</text:p>
          </table:table-cell>
        </table:table-row>
        <table:table-row table:style-name="ro1">
          <table:table-cell/>
          <table:table-cell office:value-type="string" calcext:value-type="string">
            <text:p>Ryan O'Neal, Marisa Berenson, Patrick Magee, Hardy Krüger</text:p>
          </table:table-cell>
        </table:table-row>
        <table:table-row table:style-name="ro1">
          <table:table-cell/>
          <table:table-cell office:value-type="string" calcext:value-type="string">
            <text:p>Sylvester Stallone, Talia Shire, Burt Young, Carl Weathers</text:p>
          </table:table-cell>
        </table:table-row>
        <table:table-row table:style-name="ro1">
          <table:table-cell/>
          <table:table-cell office:value-type="string" calcext:value-type="string">
            <text:p>Woody Allen, Diane Keaton, Tony Roberts, Carol Kane</text:p>
          </table:table-cell>
        </table:table-row>
        <table:table-row table:style-name="ro1">
          <table:table-cell/>
          <table:table-cell office:value-type="string" calcext:value-type="string">
            <text:p>Hugh Jackman, Jake Gyllenhaal, Viola Davis, Maria Bello</text:p>
          </table:table-cell>
        </table:table-row>
        <table:table-row table:style-name="ro1">
          <table:table-cell/>
          <table:table-cell office:value-type="string" calcext:value-type="string">
            <text:p>Jake Gyllenhaal, Holmes Osborne, Maggie Gyllenhaal, Daveigh Chase</text:p>
          </table:table-cell>
        </table:table-row>
        <table:table-row table:style-name="ro1">
          <table:table-cell/>
          <table:table-cell office:value-type="string" calcext:value-type="string">
            <text:p>Leonardo DiCaprio, Tom Hanks, Christopher Walken, Martin Sheen</text:p>
          </table:table-cell>
        </table:table-row>
        <table:table-row table:style-name="ro1">
          <table:table-cell/>
          <table:table-cell office:value-type="string" calcext:value-type="string">
            <text:p>John Wayne, James Stewart, Vera Miles, Lee Marvin</text:p>
          </table:table-cell>
        </table:table-row>
        <table:table-row table:style-name="ro1">
          <table:table-cell/>
          <table:table-cell office:value-type="string" calcext:value-type="string">
            <text:p>Gene Tierney, Dana Andrews, Clifton Webb, Vincent Price</text:p>
          </table:table-cell>
        </table:table-row>
        <table:table-row table:style-name="ro1">
          <table:table-cell/>
          <table:table-cell office:value-type="string" calcext:value-type="string">
            <text:p>John Goodman, Billy Crystal, Mary Gibbs, Steve Buscemi</text:p>
          </table:table-cell>
        </table:table-row>
        <table:table-row table:style-name="ro1">
          <table:table-cell/>
          <table:table-cell office:value-type="string" calcext:value-type="string">
            <text:p>Matt Damon, Julia Stiles, David Strathairn, Scott Glenn</text:p>
          </table:table-cell>
        </table:table-row>
        <table:table-row table:style-name="ro1">
          <table:table-cell/>
          <table:table-cell office:value-type="string" calcext:value-type="string">
            <text:p>Elizabeth Taylor, Paul Newman, Burl Ives, Jack Carson</text:p>
          </table:table-cell>
        </table:table-row>
        <table:table-row table:style-name="ro1">
          <table:table-cell/>
          <table:table-cell office:value-type="string" calcext:value-type="string">
            <text:p>Judy Garland, Frank Morgan, Ray Bolger, Bert Lahr</text:p>
          </table:table-cell>
        </table:table-row>
        <table:table-row table:style-name="ro1">
          <table:table-cell/>
          <table:table-cell office:value-type="string" calcext:value-type="string">
            <text:p>Laurence Olivier, Michael Caine, Alec Cawthorne, John Matthews</text:p>
          </table:table-cell>
        </table:table-row>
        <table:table-row table:style-name="ro1">
          <table:table-cell/>
          <table:table-cell office:value-type="string" calcext:value-type="string">
            <text:p>Gregory Peck, Audrey Hepburn, Eddie Albert, Hartley Power</text:p>
          </table:table-cell>
        </table:table-row>
        <table:table-row table:style-name="ro1">
          <table:table-cell/>
          <table:table-cell office:value-type="string" calcext:value-type="string">
            <text:p>Robert Mitchum, Jane Greer, Kirk Douglas, Rhonda Fleming</text:p>
          </table:table-cell>
        </table:table-row>
        <table:table-row table:style-name="ro1">
          <table:table-cell/>
          <table:table-cell office:value-type="string" calcext:value-type="string">
            <text:p>James Stewart, Lee Remick, Ben Gazzara, Arthur O'Connell</text:p>
          </table:table-cell>
        </table:table-row>
        <table:table-row table:style-name="ro1">
          <table:table-cell/>
          <table:table-cell office:value-type="string" calcext:value-type="string">
            <text:p>Elizabeth Taylor, Richard Burton, George Segal, Sandy Dennis</text:p>
          </table:table-cell>
        </table:table-row>
        <table:table-row table:style-name="ro1">
          <table:table-cell/>
          <table:table-cell office:value-type="string" calcext:value-type="string">
            <text:p>Arnold Schwarzenegger, Michael Biehn, Linda Hamilton, Paul Winfield</text:p>
          </table:table-cell>
        </table:table-row>
        <table:table-row table:style-name="ro1">
          <table:table-cell/>
          <table:table-cell office:value-type="string" calcext:value-type="string">
            <text:p>Bill Murray, Andie MacDowell, Chris Elliott, Stephen Tobolowsky</text:p>
          </table:table-cell>
        </table:table-row>
        <table:table-row table:style-name="ro1">
          <table:table-cell/>
          <table:table-cell office:value-type="string" calcext:value-type="string">
            <text:p>Emma Stone, Viola Davis, Bryce Dallas Howard, Octavia Spencer</text:p>
          </table:table-cell>
        </table:table-row>
        <table:table-row table:style-name="ro1">
          <table:table-cell/>
          <table:table-cell office:value-type="string" calcext:value-type="string">
            <text:p>Farley Granger, Ruth Roman, Robert Walker, Leo G. Carroll</text:p>
          </table:table-cell>
        </table:table-row>
        <table:table-row table:style-name="ro1">
          <table:table-cell/>
          <table:table-cell office:value-type="string" calcext:value-type="string">
            <text:p>Robert Mitchum, Shelley Winters, Lillian Gish, James Gleason</text:p>
          </table:table-cell>
        </table:table-row>
        <table:table-row table:style-name="ro1">
          <table:table-cell/>
          <table:table-cell office:value-type="string" calcext:value-type="string">
            <text:p>Louis Wolheim, Lew Ayres, John Wray, Arnold Lucy</text:p>
          </table:table-cell>
        </table:table-row>
        <table:table-row table:style-name="ro1">
          <table:table-cell/>
          <table:table-cell office:value-type="string" calcext:value-type="string">
            <text:p>Robby Benson, Jesse Corti, Rex Everhart, Angela Lansbury</text:p>
          </table:table-cell>
        </table:table-row>
        <table:table-row table:style-name="ro1">
          <table:table-cell/>
          <table:table-cell office:value-type="string" calcext:value-type="string">
            <text:p>Sunny Pawar, Abhishek Bharate, Priyanka Bose, Khushi Solanki</text:p>
          </table:table-cell>
        </table:table-row>
        <table:table-row table:style-name="ro1">
          <table:table-cell/>
          <table:table-cell office:value-type="string" calcext:value-type="string">
            <text:p>Joseph Melito, Bruce Willis, Jon Seda, Michael Chance</text:p>
          </table:table-cell>
        </table:table-row>
        <table:table-row table:style-name="ro1">
          <table:table-cell/>
          <table:table-cell office:value-type="string" calcext:value-type="string">
            <text:p>Chris Pratt, Zoe Saldana, Dave Bautista, Vin Diesel</text:p>
          </table:table-cell>
        </table:table-row>
        <table:table-row table:style-name="ro1">
          <table:table-cell/>
          <table:table-cell office:value-type="string" calcext:value-type="string">
            <text:p>Penelope Allen, Sully Boyar, John Cazale, Beulah Garrick</text:p>
          </table:table-cell>
        </table:table-row>
        <table:table-row table:style-name="ro1">
          <table:table-cell/>
          <table:table-cell office:value-type="string" calcext:value-type="string">
            <text:p>Roy Scheider, Robert Shaw, Richard Dreyfuss, Lorraine Gary</text:p>
          </table:table-cell>
        </table:table-row>
        <table:table-row table:style-name="ro1">
          <table:table-cell/>
          <table:table-cell office:value-type="string" calcext:value-type="string">
            <text:p>Ginnifer Goodwin, Jason Bateman, Idris Elba, Jenny Slate</text:p>
          </table:table-cell>
        </table:table-row>
        <table:table-row table:style-name="ro1">
          <table:table-cell/>
          <table:table-cell office:value-type="string" calcext:value-type="string">
            <text:p>Chris Pratt, Zoe Saldana, Dave Bautista, Vin Diesel</text:p>
          </table:table-cell>
        </table:table-row>
        <table:table-row table:style-name="ro1">
          <table:table-cell/>
          <table:table-cell office:value-type="string" calcext:value-type="string">
            <text:p>Johnny Depp, Geoffrey Rush, Orlando Bloom, Keira Knightley</text:p>
          </table:table-cell>
        </table:table-row>
        <table:table-row table:style-name="ro1">
          <table:table-cell/>
          <table:table-cell office:value-type="string" calcext:value-type="string">
            <text:p>Ethan Hawke, Julie Delpy, Vernon Dobtcheff, Louise Lemoine Torrès</text:p>
          </table:table-cell>
        </table:table-row>
        <table:table-row table:style-name="ro1">
          <table:table-cell/>
          <table:table-cell office:value-type="string" calcext:value-type="string">
            <text:p>Benedict Cumberbatch, Keira Knightley, Matthew Goode, Rory Kinnear</text:p>
          </table:table-cell>
        </table:table-row>
        <table:table-row table:style-name="ro1">
          <table:table-cell/>
          <table:table-cell office:value-type="string" calcext:value-type="string">
            <text:p>Gene Wilder, Peter Boyle, Marty Feldman, Madeline Kahn</text:p>
          </table:table-cell>
        </table:table-row>
        <table:table-row table:style-name="ro1">
          <table:table-cell/>
          <table:table-cell office:value-type="string" calcext:value-type="string">
            <text:p>William Holden, Don Taylor, Otto Preminger, Robert Strauss</text:p>
          </table:table-cell>
        </table:table-row>
        <table:table-row table:style-name="ro1">
          <table:table-cell/>
          <table:table-cell office:value-type="string" calcext:value-type="string">
            <text:p>Nicole Kidman, Harriet Andersson, Lauren Bacall, Jean-Marc Barr</text:p>
          </table:table-cell>
        </table:table-row>
        <table:table-row table:style-name="ro1">
          <table:table-cell/>
          <table:table-cell office:value-type="string" calcext:value-type="string">
            <text:p>Robin Williams, Robert Sean Leonard, Ethan Hawke, Josh Charles</text:p>
          </table:table-cell>
        </table:table-row>
        <table:table-row table:style-name="ro1">
          <table:table-cell/>
          <table:table-cell office:value-type="string" calcext:value-type="string">
            <text:p>Gary Cooper, Thomas Mitchell, Lloyd Bridges, Katy Jurado</text:p>
          </table:table-cell>
        </table:table-row>
        <table:table-row table:style-name="ro1">
          <table:table-cell/>
          <table:table-cell office:value-type="string" calcext:value-type="string">
            <text:p>Steve McQueen, Dustin Hoffman, Victor Jory, Don Gordon</text:p>
          </table:table-cell>
        </table:table-row>
        <table:table-row table:style-name="ro1">
          <table:table-cell/>
          <table:table-cell office:value-type="string" calcext:value-type="string">
            <text:p>Vivien Leigh, Marlon Brando, Kim Hunter, Karl Malden</text:p>
          </table:table-cell>
        </table:table-row>
        <table:table-row table:style-name="ro1">
          <table:table-cell/>
          <table:table-cell office:value-type="string" calcext:value-type="string">
            <text:p>Cary Grant, Priscilla Lane, Raymond Massey, Jack Carson</text:p>
          </table:table-cell>
        </table:table-row>
        <table:table-row table:style-name="ro1">
          <table:table-cell/>
          <table:table-cell office:value-type="string" calcext:value-type="string">
            <text:p>Jessica Alba, Devon Aoki, Alexis Bledel, Powers Boothe</text:p>
          </table:table-cell>
        </table:table-row>
        <table:table-row table:style-name="ro1">
          <table:table-cell/>
          <table:table-cell office:value-type="string" calcext:value-type="string">
            <text:p>Paul Newman, Jackie Gleason, Piper Laurie, George C. Scott</text:p>
          </table:table-cell>
        </table:table-row>
        <table:table-row table:style-name="ro1">
          <table:table-cell/>
          <table:table-cell office:value-type="string" calcext:value-type="string">
            <text:p>Groucho Marx, Chico Marx, Harpo Marx, Kitty Carlisle</text:p>
          </table:table-cell>
        </table:table-row>
        <table:table-row table:style-name="ro1">
          <table:table-cell/>
          <table:table-cell office:value-type="string" calcext:value-type="string">
            <text:p>Sterling Hayden, Coleen Gray, Vince Edwards, Jay C. Flippen</text:p>
          </table:table-cell>
        </table:table-row>
        <table:table-row table:style-name="ro1">
          <table:table-cell/>
          <table:table-cell office:value-type="string" calcext:value-type="string">
            <text:p>Robert Downey Jr., Chris Evans, Mark Ruffalo, Chris Hemsworth</text:p>
          </table:table-cell>
        </table:table-row>
        <table:table-row table:style-name="ro1">
          <table:table-cell/>
          <table:table-cell office:value-type="string" calcext:value-type="string">
            <text:p>Cary Grant, Ingrid Bergman, Claude Rains, Louis Calhern</text:p>
          </table:table-cell>
        </table:table-row>
        <table:table-row table:style-name="ro1">
          <table:table-cell/>
          <table:table-cell office:value-type="string" calcext:value-type="string">
            <text:p>Wallace Ford, William H. Lynn, Victoria Horne, Jesse White</text:p>
          </table:table-cell>
        </table:table-row>
        <table:table-row table:style-name="ro1">
          <table:table-cell/>
          <table:table-cell office:value-type="string" calcext:value-type="string">
            <text:p>Matt Damon, Jessica Chastain, Kristen Wiig, Jeff Daniels</text:p>
          </table:table-cell>
        </table:table-row>
        <table:table-row table:style-name="ro1">
          <table:table-cell/>
          <table:table-cell office:value-type="string" calcext:value-type="string">
            <text:p>Ellen Burstyn, Max von Sydow, Lee J. Cobb, Kitty Winn</text:p>
          </table:table-cell>
        </table:table-row>
        <table:table-row table:style-name="ro1">
          <table:table-cell/>
          <table:table-cell office:value-type="string" calcext:value-type="string">
            <text:p>John Wayne, Dean Martin, Ricky Nelson, Angie Dickinson</text:p>
          </table:table-cell>
        </table:table-row>
        <table:table-row table:style-name="ro1">
          <table:table-cell/>
          <table:table-cell office:value-type="string" calcext:value-type="string">
            <text:p>Cary Grant, Katharine Hepburn, James Stewart, Ruth Hussey</text:p>
          </table:table-cell>
        </table:table-row>
        <table:table-row table:style-name="ro1">
          <table:table-cell/>
          <table:table-cell office:value-type="string" calcext:value-type="string">
            <text:p>John Dall, Farley Granger, Edith Evanson, Douglas Dick</text:p>
          </table:table-cell>
        </table:table-row>
        <table:table-row table:style-name="ro1">
          <table:table-cell/>
          <table:table-cell office:value-type="string" calcext:value-type="string">
            <text:p>Humphrey Bogart, Lauren Bacall, John Ridgely, Martha Vickers</text:p>
          </table:table-cell>
        </table:table-row>
        <table:table-row table:style-name="ro1">
          <table:table-cell/>
          <table:table-cell office:value-type="string" calcext:value-type="string">
            <text:p>Bob Geldof, Christine Hargreaves, James Laurenson, Eleanor David</text:p>
          </table:table-cell>
        </table:table-row>
        <table:table-row table:style-name="ro1">
          <table:table-cell/>
          <table:table-cell office:value-type="string" calcext:value-type="string">
            <text:p>Colin Firth, Helena Bonham Carter, Derek Jacobi, Robert Portal</text:p>
          </table:table-cell>
        </table:table-row>
        <table:table-row table:style-name="ro1">
          <table:table-cell/>
          <table:table-cell office:value-type="string" calcext:value-type="string">
            <text:p>Melinda Dillon, Darren McGavin, Peter Billingsley, Scott Schwartz</text:p>
          </table:table-cell>
        </table:table-row>
        <table:table-row table:style-name="ro1">
          <table:table-cell/>
          <table:table-cell office:value-type="string" calcext:value-type="string">
            <text:p>Anne Bancroft, Dustin Hoffman, Katharine Ross, William Daniels</text:p>
          </table:table-cell>
        </table:table-row>
        <table:table-row table:style-name="ro1">
          <table:table-cell/>
          <table:table-cell office:value-type="string" calcext:value-type="string">
            <text:p>Sally Kirkland, Anthony Ramirez, Ray LePere, Steve Reed</text:p>
          </table:table-cell>
        </table:table-row>
        <table:table-row table:style-name="ro1">
          <table:table-cell/>
          <table:table-cell office:value-type="string" calcext:value-type="string">
            <text:p>Billy Bob Thornton, Dwight Yoakam, J.T. Walsh, John Ritter</text:p>
          </table:table-cell>
        </table:table-row>
        <table:table-row table:style-name="ro1">
          <table:table-cell/>
          <table:table-cell office:value-type="string" calcext:value-type="string">
            <text:p>Leonardo DiCaprio, Djimon Hounsou, Jennifer Connelly, Kagiso Kuypers</text:p>
          </table:table-cell>
        </table:table-row>
        <table:table-row table:style-name="ro1">
          <table:table-cell/>
          <table:table-cell office:value-type="string" calcext:value-type="string">
            <text:p>Pat Healy, Genevieve Zweig, Mark Flanagan, Neil Flynn</text:p>
          </table:table-cell>
        </table:table-row>
        <table:table-row table:style-name="ro1">
          <table:table-cell/>
          <table:table-cell office:value-type="string" calcext:value-type="string">
            <text:p>Dustin Hoffman, Tom Cruise, Valeria Golino, Gerald R. Molen</text:p>
          </table:table-cell>
        </table:table-row>
        <table:table-row table:style-name="ro1">
          <table:table-cell/>
          <table:table-cell office:value-type="string" calcext:value-type="string">
            <text:p>Leonardo DiCaprio, Tom Hardy, Domhnall Gleeson, Will Poulter</text:p>
          </table:table-cell>
        </table:table-row>
        <table:table-row table:style-name="ro1">
          <table:table-cell/>
          <table:table-cell office:value-type="string" calcext:value-type="string">
            <text:p>Danny Elfman, Chris Sarandon, Catherine O'Hara, William Hickey</text:p>
          </table:table-cell>
        </table:table-row>
        <table:table-row table:style-name="ro1">
          <table:table-cell/>
          <table:table-cell office:value-type="string" calcext:value-type="string">
            <text:p>Frank Sinatra, Laurence Harvey, Janet Leigh, Angela Lansbury</text:p>
          </table:table-cell>
        </table:table-row>
        <table:table-row table:style-name="ro1">
          <table:table-cell/>
          <table:table-cell office:value-type="string" calcext:value-type="string">
            <text:p>Ryan Reynolds, Karan Soni, Ed Skrein, Michael Benyaer</text:p>
          </table:table-cell>
        </table:table-row>
        <table:table-row table:style-name="ro1">
          <table:table-cell/>
          <table:table-cell office:value-type="string" calcext:value-type="string">
            <text:p>William Holden, Ernest Borgnine, Robert Ryan, Edmond O'Brien</text:p>
          </table:table-cell>
        </table:table-row>
        <table:table-row table:style-name="ro1">
          <table:table-cell/>
          <table:table-cell office:value-type="string" calcext:value-type="string">
            <text:p>Scott Weinger, Robin Williams, Linda Larkin, Jonathan Freeman</text:p>
          </table:table-cell>
        </table:table-row>
        <table:table-row table:style-name="ro1">
          <table:table-cell/>
          <table:table-cell office:value-type="string" calcext:value-type="string">
            <text:p>Ewan McGregor, Albert Finney, Billy Crudup, Jessica Lange</text:p>
          </table:table-cell>
        </table:table-row>
        <table:table-row table:style-name="ro1">
          <table:table-cell/>
          <table:table-cell office:value-type="string" calcext:value-type="string">
            <text:p>George C. Scott, Karl Malden, Stephen Young, Michael Strong</text:p>
          </table:table-cell>
        </table:table-row>
        <table:table-row table:style-name="ro1">
          <table:table-cell/>
          <table:table-cell office:value-type="string" calcext:value-type="string">
            <text:p>Ray Milland, Jane Wyman, Phillip Terry, Howard Da Silva</text:p>
          </table:table-cell>
        </table:table-row>
        <table:table-row table:style-name="ro1">
          <table:table-cell/>
          <table:table-cell office:value-type="string" calcext:value-type="string">
            <text:p>Brie Larson, John Gallagher Jr., Stephanie Beatriz, Rami Malek</text:p>
          </table:table-cell>
        </table:table-row>
        <table:table-row table:style-name="ro1">
          <table:table-cell/>
          <table:table-cell office:value-type="string" calcext:value-type="string">
            <text:p>Cary Grant, Rosalind Russell, Ralph Bellamy, Gene Lockhart</text:p>
          </table:table-cell>
        </table:table-row>
        <table:table-row table:style-name="ro1">
          <table:table-cell/>
          <table:table-cell office:value-type="string" calcext:value-type="string">
            <text:p>Sissy Spacek, Jane Galloway Heitz, Joseph A. Carpenter, Donald Wiegert</text:p>
          </table:table-cell>
        </table:table-row>
        <table:table-row table:style-name="ro1">
          <table:table-cell/>
          <table:table-cell office:value-type="string" calcext:value-type="string">
            <text:p>Dev Patel, Saurabh Shukla, Anil Kapoor, Raj Zutshi</text:p>
          </table:table-cell>
        </table:table-row>
      </table:table>
      <table:table table:name="cast" table:style-name="ta1">
        <table:table-column table:style-name="co11" table:number-columns-repeated="2" table:default-cell-style-name="ce4"/>
        <table:table-row table:style-name="ro1">
          <table:table-cell office:value-type="string" calcext:value-type="string">
            <text:p>movie_id</text:p>
          </table:table-cell>
          <table:table-cell office:value-type="string" calcext:value-type="string">
            <text:p>actor_id</text:p>
          </table:table-cell>
        </table:table-row>
      </table:table>
      <table:table table:name="studios" table:style-name="ta1">
        <table:table-column table:style-name="co11" table:default-cell-style-name="ce1"/>
        <table:table-column table:style-name="co12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ner Bros. Pictures/Legendary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New Zealand, U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berty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, UK, Canada, Icel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France, Poland, Germany, U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ny Pictures Classic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Star Pictures</text:p>
          </table:table-cell>
          <table:table-cell office:value-type="string" calcext:value-type="string">
            <text:p>USA, Franc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reamworks Distribution LLC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wmarket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Weinstein Co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eam Work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Italy, US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th Century Fox Film Corpora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rner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tisan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rst National Pictures Inc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Fra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niversal International Pictu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mi Cinema 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niversal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ialto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C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nus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V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nited Artists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ney/Pix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ement Pictures</text:p>
          </table:table-cell>
          <table:table-cell office:value-type="string" calcext:value-type="string">
            <text:p>Ireland, Canada, UK, US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ongate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Canada, Australi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, U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onsg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, German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ummit Entertainment</text:p>
          </table:table-cell>
          <table:table-cell office:value-type="string" calcext:value-type="string">
            <text:p>Australia, US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oew's Inc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chor Bay Entertainment</text:p>
          </table:table-cell>
          <table:table-cell office:value-type="string" calcext:value-type="string">
            <text:p>Lebanon, Libya, Kuwait, Morocco, U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arner Bros. Pictures/Village Roadshow</text:p>
          </table:table-cell>
          <table:table-cell office:value-type="string" calcext:value-type="string">
            <text:p>Germany, US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ollywood/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FC Film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ramount/D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GM/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Ireland, UK, US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, Germany, US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K, South Africa, Ital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rion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KIDS</text:p>
          </table:table-cell>
          <table:table-cell office:value-type="string" calcext:value-type="string">
            <text:p>Ireland, Denmark, Belgium, Luxembourg, Franc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nferno Entertainment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aling Studio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ne Line Features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 Road Films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Australia, US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al City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ctober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, Austria, Switzerlan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France, West German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India, US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, Irelan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ewmarket Film Group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reamWorks SKG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GM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th Century Fox Film Corporation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reamWorks Studios</text:p>
          </table:table-cell>
          <table:table-cell office:value-type="string" calcext:value-type="string">
            <text:p>USA, India, United Arab Emirat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e-Saw Films</text:p>
          </table:table-cell>
          <table:table-cell office:value-type="string" calcext:value-type="string">
            <text:p>UK, Australia, US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alt Disney Animation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rner Independe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ions Gate Films</text:p>
          </table:table-cell>
          <table:table-cell office:value-type="string" calcext:value-type="string">
            <text:p>Netherlands, Denmark, UK, France, Finland, Sweden, Germany, Italy, Norwa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imension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, Australi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mbassy Pictures/Rialt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Germany, US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Hong Kong, Taiwan, US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uchstone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GM/UA Classic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nedi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France, UK, US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x Searchlight Pictures</text:p>
          </table:table-cell>
          <table:table-cell office:value-type="string" calcext:value-type="string">
            <text:p>UK, France, USA</text:p>
          </table:table-cell>
        </table:table-row>
        <table:table-row table:style-name="ro1" table:number-rows-repeated="10483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ectors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1T23:08:38.828546712</dc:date>
    <meta:editing-duration>PT10M4S</meta:editing-duration>
    <meta:editing-cycles>3</meta:editing-cycles>
    <meta:generator>LibreOffice/6.4.7.2$Linux_X86_64 LibreOffice_project/40$Build-2</meta:generator>
    <meta:document-statistic meta:table-count="5" meta:cell-count="3717" meta:object-count="0"/>
  </office:meta>
</office:document-meta>
</file>